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order-left="none" fo:border-right="none" fo:border-top="none"/>
    </style:style>
    <style:style style:name="ce105" style:family="table-cell" style:parent-style-name="Default">
      <style:text-properties fo:font-style="italic" style:font-style-asian="italic" style:font-style-complex="italic"/>
    </style:style>
    <style:style style:name="ce106" style:family="table-cell" style:parent-style-name="Default">
      <style:text-properties style:use-window-font-color="true"/>
    </style:style>
    <style:style style:name="ce107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0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6" style:family="table-cell" style:parent-style-name="Default">
      <style:text-properties fo:color="#b85c00"/>
    </style:style>
    <style:style style:name="ce117" style:family="table-cell" style:parent-style-name="Default">
      <style:text-properties fo:color="#355269"/>
    </style:style>
    <style:style style:name="ce118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9" style:family="table-cell" style:parent-style-name="Default">
      <style:map style:condition="cell-content()=0" style:apply-style-name="Bad" style:base-cell-address="Commands.D4"/>
    </style:style>
    <style:style style:name="ce120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21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22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23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24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27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28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9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30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31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33" style:family="table-cell" style:parent-style-name="Default">
      <style:table-cell-properties fo:border-bottom="0.74pt solid #000000" fo:border-left="0.74pt solid #000000" fo:border-right="none" fo:border-top="none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35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36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3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4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" style:family="table-cell" style:parent-style-name="Default">
      <style:table-cell-properties fo:border="none"/>
      <style:text-properties style:font-name="DejaVu Sans Mono"/>
    </style:style>
    <style:style style:name="ce147" style:family="table-cell" style:parent-style-name="Default">
      <style:text-properties style:font-name="DejaVu Sans Mono"/>
    </style:style>
    <style:style style:name="ce153" style:family="table-cell" style:parent-style-name="Default">
      <style:text-properties style:use-window-font-color="true" style:font-name="DejaVu Sans Mono"/>
    </style:style>
    <style:style style:name="ce146" style:family="table-cell" style:parent-style-name="Default">
      <style:table-cell-properties fo:border="none"/>
      <style:text-properties style:font-name="DejaVu Sans Mono"/>
    </style:style>
    <style:style style:name="ce154" style:family="table-cell" style:parent-style-name="Default">
      <style:table-cell-properties fo:border="none"/>
      <style:text-properties style:use-window-font-color="true" style:font-name="DejaVu Sans Mono"/>
    </style:style>
    <style:style style:name="ce4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59" style:family="table-cell" style:parent-style-name="Default">
      <style:table-cell-properties fo:border-bottom="0.74pt solid #000000" fo:border-left="none" fo:border-right="0.74pt solid #000000" fo:border-top="none"/>
    </style:style>
    <style:style style:name="ce155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60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69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7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8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86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8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93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99">
      <style:map style:condition="cell-content()=1" style:apply-style-name="Bad" style:base-cell-address="Commands.N3"/>
    </style:style>
    <style:style style:name="ce207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1" style:family="table-cell" style:parent-style-name="Default">
      <style:text-properties fo:color="#ff4000"/>
    </style:style>
    <style:style style:name="ce63" style:family="table-cell" style:parent-style-name="Default">
      <style:map style:condition="cell-content()=0" style:apply-style-name="Bad" style:base-cell-address="'Rough - DCS FA18C'.B2"/>
    </style:style>
    <style:style style:name="ce215" style:family="table-cell" style:parent-style-name="Default">
      <style:text-properties fo:color="#8d281e"/>
    </style:style>
    <style:style style:name="ce217" style:family="table-cell" style:parent-style-name="Default">
      <style:table-cell-properties fo:background-color="transparent"/>
      <style:text-properties fo:color="#8d281e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25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26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28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7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30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31" style:family="table-cell" style:parent-style-name="Default">
      <style:text-properties style:font-name="DejaVu Sans Mono1" fo:font-size="9pt" style:font-size-asian="9pt" style:font-size-complex="9pt"/>
    </style:style>
    <style:style style:name="ce74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5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6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7" style:family="table-cell" style:parent-style-name="Default" style:data-style-name="N99">
      <style:map style:condition="cell-content()=1" style:apply-style-name="Bad" style:base-cell-address="'Rough - DCS FA18C'.N2"/>
    </style:style>
    <style:style style:name="ce78" style:family="table-cell" style:parent-style-name="Default">
      <style:map style:condition="cell-content()=0" style:apply-style-name="Bad" style:base-cell-address="'Rough - Elite Dangerous'.B2"/>
    </style:style>
    <style:style style:name="ce79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82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3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5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83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fo:color="#8d281e" fo:font-style="italic" style:font-style-asian="italic" style:font-style-complex="italic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map style:condition="cell-content()=0" style:apply-style-name="Bad" style:base-cell-address="'Scratch - Commands'.D3"/>
    </style:style>
    <style:style style:name="ce95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6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7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9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font-weight="normal" style:text-underline-style="none" style:text-underline-color="font-color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d28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 style:font-weight-asian="bold" style:font-weight-complex="bold"/>
    </style:style>
    <style:style style:name="T14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weight-complex="normal" style:font-weight-asian="normal" style:font-size-complex="8pt" style:font-size-asian="8pt" style:font-name-complex="Mangal" fo:font-weight="norm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/>
    </style:style>
    <style:style style:name="T15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size-complex="8pt" style:font-size-asian="8pt" style:font-name-complex="Mang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 fo:font-weight="bold" style:font-weight-asian="bold" style:font-weight-complex="bold"/>
    </style:style>
    <style:style style:name="T16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-complex="Mang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8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9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20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21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2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23" style:family="text">
      <style:text-properties fo:font-weight="normal" style:font-name-complex="Mangal" style:text-underline-style="none" style:text-underline-color="font-color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name-asian="Microsoft YaHei" style:text-overline-style="none" style:text-overline-color="font-color" style:font-size-asian="10pt"/>
    </style:style>
    <style:style style:name="T24" style:family="text">
      <style:text-properties fo:font-weight="normal"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weight-complex="normal" style:font-weight-asian="normal" style:font-name-asian="Microsoft YaHei" style:text-overline-style="none" style:text-overline-color="font-color" fo:font-style="italic" style:font-size-asian="8pt" style:font-size-complex="8pt" style:font-style-asian="italic" style:font-style-complex="italic"/>
    </style:style>
    <style:style style:name="T25" style:family="text">
      <style:text-properties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name-asian="Microsoft YaHei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style:language-asian="zh" style:country-asian="CN" style:language-complex="hi" style:country-complex="IN" style:font-name="Liberation Sans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Microsoft YaHei" style:font-name-complex="Mangal" style:font-relief="none"/>
    </style:style>
    <style:style style:name="T27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emphasize="none" style:font-weight-complex="normal" style:font-weight-asian="normal" style:text-overline-style="none" style:text-overline-color="font-color" style:font-name-asian="Microsoft YaHei" style:font-name-complex="Mangal" style:font-relief="none" style:font-name="DejaVu Sans Mono" fo:font-size="8pt" style:font-style-asian="italic" style:font-size-complex="8pt" style:font-size-asian="8pt" fo:font-style="italic" style:font-style-complex="italic"/>
    </style:style>
    <style:style style:name="T28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text-emphasize="none" style:text-overline-style="none" style:text-overline-color="font-color" style:font-name-asian="Microsoft YaHei" style:font-name-complex="Mangal" style:font-relief="none" style:font-name="DejaVu Sans Mono" fo:font-size="8pt" style:font-size-complex="8pt" style:font-size-asian="8pt" fo:font-weight="bold" fo:font-style="normal" style:font-weight-asian="bold" style:font-weight-complex="bold" style:font-style-asian="normal" style:font-style-complex="normal"/>
    </style:style>
    <style:style style:name="T29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30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3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/>
    </style:style>
    <style:style style:name="T3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6" table:default-cell-style-name="ce146"/>
        <table:table-column table:style-name="co7" table:default-cell-style-name="ce146"/>
        <table:table-column table:style-name="co7" table:default-cell-style-name="ce155"/>
        <table:table-column table:style-name="co7" table:number-columns-repeated="3" table:default-cell-style-name="Default"/>
        <table:table-column table:style-name="co7" table:default-cell-style-name="ce131"/>
        <table:table-column table:style-name="co8" table:number-columns-repeated="2" table:default-cell-style-name="ce6"/>
        <table:table-column table:style-name="co8" table:default-cell-style-name="ce131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9"/>
          <table:covered-table-cell table:style-name="ce44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51" office:value-type="string" calcext:value-type="string" table:number-columns-spanned="7" table:number-rows-spanned="1">
            <text:p>Discrepancy</text:p>
          </table:table-cell>
          <table:covered-table-cell table:style-name="ce51"/>
          <table:covered-table-cell table:style-name="ce1"/>
          <table:covered-table-cell table:style-name="ce194"/>
          <table:covered-table-cell table:number-columns-repeated="3" table:style-name="ce210"/>
          <table:table-cell table:style-name="ce6" table:number-columns-repeated="45"/>
        </table:table-row>
        <table:table-row table:style-name="ro1">
          <table:table-cell table:style-name="ce104" office:value-type="string" calcext:value-type="string">
            <text:p>Category</text:p>
          </table:table-cell>
          <table:table-cell table:style-name="ce104" office:value-type="string" calcext:value-type="string">
            <text:p>Command</text:p>
          </table:table-cell>
          <table:table-cell table:style-name="ce104" office:value-type="string" calcext:value-type="string">
            <text:p>Variant</text:p>
          </table:table-cell>
          <table:table-cell table:style-name="ce104" office:value-type="string" calcext:value-type="string">
            <text:p>Signaling Keybind</text:p>
          </table:table-cell>
          <table:table-cell table:style-name="ce133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59" office:value-type="string" calcext:value-type="string">
            <text:p>MFD</text:p>
          </table:table-cell>
          <table:table-cell table:style-name="ce104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59" office:value-type="string" calcext:value-type="string">
            <text:p>MFD</text:p>
          </table:table-cell>
          <table:table-cell table:style-name="ce104" office:value-type="string" calcext:value-type="string">
            <text:p>Present</text:p>
          </table:table-cell>
          <table:table-cell table:style-name="ce104" office:value-type="string" calcext:value-type="string">
            <text:p>Missing</text:p>
          </table:table-cell>
          <table:table-cell table:style-name="ce159" office:value-type="string" calcext:value-type="string">
            <text:p>Degraded</text:p>
          </table:table-cell>
          <table:table-cell table:style-name="ce104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04" office:value-type="string" calcext:value-type="string">
            <text:p>MFD</text:p>
          </table:table-cell>
          <table:table-cell table:style-name="ce104" table:number-columns-repeated="45"/>
        </table:table-row>
        <table:table-row table:style-name="ro2">
          <table:table-cell table:style-name="ce105" office:value-type="string" calcext:value-type="string">
            <text:p>Direction</text:p>
          </table:table-cell>
          <table:table-cell table:style-name="ce109" office:value-type="string" calcext:value-type="string">
            <text:p>Pitch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X_AXIS</text:p>
          </table:table-cell>
          <table:table-cell table:style-name="ce134" office:value-type="string" calcext:value-type="string">
            <text:p>ST-X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8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89" table:formula="of:=AND(ISBLANK([.$E4]);NOT(ISBLANK([.$I4])))" office:value-type="boolean" office:boolean-value="false" calcext:value-type="boolean">
            <text:p>FALSE</text:p>
          </table:table-cell>
          <table:table-cell table:style-name="ce198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98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98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98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7" office:value-type="string" calcext:value-type="string">
            <text:p>DCS – FA18C</text:p>
          </table:table-cell>
          <table:table-cell table:style-name="ce120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</text:span><text:span text:style-name="T1">REQUIRED for </text:span><text:span text:style-name="T1">autopilot.</text:span></text:p>
              <text:p text:style-name="P1"><text:span text:style-name="T1"/></text:p>
              <text:p text:style-name="P1"><text:span text:style-name="T1">DCS should use </text:span><text:span text:style-name="T1">FFB stick/throttle </text:span><text:span text:style-name="T1">inputs directly if </text:span><text:span text:style-name="T1">possible.</text:span></text:p>
            </office:annotation>
            <text:p>ST-X</text:p>
          </table:table-cell>
          <table:table-cell table:style-name="ce134" office:value-type="string" calcext:value-type="string">
            <text:p>ST-X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8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89" table:formula="of:=AND(ISBLANK([.$E5]);NOT(ISBLANK([.$I5])))" office:value-type="boolean" office:boolean-value="false" calcext:value-type="boolean">
            <text:p>FALSE</text:p>
          </table:table-cell>
          <table:table-cell table:style-name="ce198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98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98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98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Roll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Y_AXIS</text:p>
          </table:table-cell>
          <table:table-cell table:style-name="ce134" office:value-type="string" calcext:value-type="string">
            <text:p>ST-Y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8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89" table:formula="of:=AND(ISBLANK([.$E7]);NOT(ISBLANK([.$I7])))" office:value-type="boolean" office:boolean-value="false" calcext:value-type="boolean">
            <text:p>FALSE</text:p>
          </table:table-cell>
          <table:table-cell table:style-name="ce198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98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98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98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7" office:value-type="string" calcext:value-type="string">
            <text:p>DCS – FA18C</text:p>
          </table:table-cell>
          <table:table-cell table:style-name="ce120" office:value-type="string" calcext:value-type="string">
            <text:p>ST-Y</text:p>
          </table:table-cell>
          <table:table-cell table:style-name="ce134" office:value-type="string" calcext:value-type="string">
            <text:p>ST-Y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8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89" table:formula="of:=AND(ISBLANK([.$E8]);NOT(ISBLANK([.$I8])))" office:value-type="boolean" office:boolean-value="false" calcext:value-type="boolean">
            <text:p>FALSE</text:p>
          </table:table-cell>
          <table:table-cell table:style-name="ce198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98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98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98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Yaw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Z_AXIS</text:p>
          </table:table-cell>
          <table:table-cell table:style-name="ce134" office:value-type="string" calcext:value-type="string">
            <text:p>ST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8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89" table:formula="of:=AND(ISBLANK([.$E10]);NOT(ISBLANK([.$I10])))" office:value-type="boolean" office:boolean-value="false" calcext:value-type="boolean">
            <text:p>FALSE</text:p>
          </table:table-cell>
          <table:table-cell table:style-name="ce198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98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98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98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20" office:value-type="string" calcext:value-type="string">
            <text:p>ST-Z</text:p>
          </table:table-cell>
          <table:table-cell table:style-name="ce134" office:value-type="string" calcext:value-type="string">
            <text:p>ST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8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89" table:formula="of:=AND(ISBLANK([.$E11]);NOT(ISBLANK([.$I11])))" office:value-type="boolean" office:boolean-value="false" calcext:value-type="boolean">
            <text:p>FALSE</text:p>
          </table:table-cell>
          <table:table-cell table:style-name="ce198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98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98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98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Thrust</text:p>
          </table:table-cell>
          <table:table-cell table:style-name="ce109" office:value-type="string" calcext:value-type="string">
            <text:p>Forward/Backward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SLIDER_AXIS</text:p>
            <text:p>DX_THROTTLE_AXIS</text:p>
          </table:table-cell>
          <table:table-cell table:style-name="ce134" office:value-type="string" calcext:value-type="string">
            <text:p>TH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8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89" table:formula="of:=AND(ISBLANK([.$E13]);NOT(ISBLANK([.$I13])))" office:value-type="boolean" office:boolean-value="false" calcext:value-type="boolean">
            <text:p>FALSE</text:p>
          </table:table-cell>
          <table:table-cell table:style-name="ce198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98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98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98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DX_SLIDER_AXIS</text:p>
            <text:p>DX_THROTTLE_AXIS</text:p>
          </table:table-cell>
          <table:table-cell table:style-name="ce134" office:value-type="string" calcext:value-type="string">
            <text:p>TH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8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89" table:formula="of:=AND(ISBLANK([.$E14]);NOT(ISBLANK([.$I14])))" office:value-type="boolean" office:boolean-value="false" calcext:value-type="boolean">
            <text:p>FALSE</text:p>
          </table:table-cell>
          <table:table-cell table:style-name="ce198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98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98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98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Afterburner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boost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a</text:p>
          </table:table-cell>
          <table:table-cell table:style-name="ce134" office:value-type="string" calcext:value-type="string">
            <text:p>T16KJG_<text:span text:style-name="T5">TH-6</text:span>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8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89" table:formula="of:=AND(ISBLANK([.$E16]);NOT(ISBLANK([.$I16])))" office:value-type="boolean" office:boolean-value="false" calcext:value-type="boolean">
            <text:p>FALSE</text:p>
          </table:table-cell>
          <table:table-cell table:style-name="ce198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98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98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98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7" office:value-type="string" calcext:value-type="string">
            <text:p>DCS – FA18C</text:p>
          </table:table-cell>
          <table:table-cell table:style-name="ce120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34" office:value-type="string" calcext:value-type="string">
            <text:p>TH-Z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8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89" table:formula="of:=AND(ISBLANK([.$E17]);NOT(ISBLANK([.$I17])))" office:value-type="boolean" office:boolean-value="false" calcext:value-type="boolean">
            <text:p>FALSE</text:p>
          </table:table-cell>
          <table:table-cell table:style-name="ce198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98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98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98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</text:span><text:span text:style-name="T1">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</text:span><text:span text:style-name="T1">managed by a </text:span><text:span text:style-name="T2">six axis</text:span><text:span text:style-name="T1"> control </text:span><text:span text:style-name="T1">stick, </text:span><text:span text:style-name="T2">not</text:span><text:span text:style-name="T1"> a mini-</text:span><text:span text:style-name="T1">stick.</text:span></text:p>
            </office:annotation>
            <text:p>Strafing</text:p>
          </table:table-cell>
          <table:table-cell table:style-name="ce109" office:value-type="string" calcext:value-type="string">
            <text:p>Left/Right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XROT_AXIS</text:p>
          </table:table-cell>
          <table:table-cell table:style-name="ce135" office:value-type="string" calcext:value-type="string">
            <text:p>TH-X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8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89" table:formula="of:=AND(ISBLANK([.$E19]);NOT(ISBLANK([.$I19])))" office:value-type="boolean" office:boolean-value="false" calcext:value-type="boolean">
            <text:p>FALSE</text:p>
          </table:table-cell>
          <table:table-cell table:style-name="ce198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98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98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98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Up/Down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_YROT_AXIS</text:p>
          </table:table-cell>
          <table:table-cell table:style-name="ce135" office:value-type="string" calcext:value-type="string">
            <text:p>TH-Y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8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89" table:formula="of:=AND(ISBLANK([.$E21]);NOT(ISBLANK([.$I21])))" office:value-type="boolean" office:boolean-value="false" calcext:value-type="boolean">
            <text:p>FALSE</text:p>
          </table:table-cell>
          <table:table-cell table:style-name="ce198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98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98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98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Trim</text:p>
          </table:table-cell>
          <table:table-cell table:style-name="ce109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BREAK – Cycle, OVERLOAD, MISUSE</text:p>
            <text:p>menu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UP</text:p>
          </table:table-cell>
          <table:table-cell table:style-name="ce134" office:value-type="string" calcext:value-type="string">
            <text:p>Primary U [O_U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8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89" table:formula="of:=AND(ISBLANK([.$E23]);NOT(ISBLANK([.$I23])))" office:value-type="boolean" office:boolean-value="false" calcext:value-type="boolean">
            <text:p>FALSE</text:p>
          </table:table-cell>
          <table:table-cell table:style-name="ce198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98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98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98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Trim Elevator PUSH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CTL ;</text:p>
          </table:table-cell>
          <table:table-cell table:style-name="ce134" office:value-type="string" calcext:value-type="string">
            <text:p>Primary U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8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89" table:formula="of:=AND(ISBLANK([.$E24]);NOT(ISBLANK([.$I24])))" office:value-type="boolean" office:boolean-value="false" calcext:value-type="boolean">
            <text:p>FALSE</text:p>
          </table:table-cell>
          <table:table-cell table:style-name="ce198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98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98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98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Down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BREAK – Cycle, </text:span>OVERLOAD, MISUSE</text:p>
            <text:p>menu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DOWN</text:p>
          </table:table-cell>
          <table:table-cell table:style-name="ce134" office:value-type="string" calcext:value-type="string">
            <text:p>Primary D [O_U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8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89" table:formula="of:=AND(ISBLANK([.$E26]);NOT(ISBLANK([.$I26])))" office:value-type="boolean" office:boolean-value="false" calcext:value-type="boolean">
            <text:p>FALSE</text:p>
          </table:table-cell>
          <table:table-cell table:style-name="ce198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98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98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98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Trim Elevator PULL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CTL .</text:p>
          </table:table-cell>
          <table:table-cell table:style-name="ce134" office:value-type="string" calcext:value-type="string">
            <text:p>Primary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8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89" table:formula="of:=AND(ISBLANK([.$E27]);NOT(ISBLANK([.$I27])))" office:value-type="boolean" office:boolean-value="false" calcext:value-type="boolean">
            <text:p>FALSE</text:p>
          </table:table-cell>
          <table:table-cell table:style-name="ce198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98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98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98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Left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LEFT</text:p>
          </table:table-cell>
          <table:table-cell table:style-name="ce134" office:value-type="string" calcext:value-type="string">
            <text:p>Primary L [O_U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8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89" table:formula="of:=AND(ISBLANK([.$E29]);NOT(ISBLANK([.$I29])))" office:value-type="boolean" office:boolean-value="false" calcext:value-type="boolean">
            <text:p>FALSE</text:p>
          </table:table-cell>
          <table:table-cell table:style-name="ce198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98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98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98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Aileron Trim Left Dow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CTL ,</text:p>
          </table:table-cell>
          <table:table-cell table:style-name="ce134" office:value-type="string" calcext:value-type="string">
            <text:p>Primary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8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89" table:formula="of:=AND(ISBLANK([.$E30]);NOT(ISBLANK([.$I30])))" office:value-type="boolean" office:boolean-value="false" calcext:value-type="boolean">
            <text:p>FALSE</text:p>
          </table:table-cell>
          <table:table-cell table:style-name="ce198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98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98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98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Right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RIGHT</text:p>
          </table:table-cell>
          <table:table-cell table:style-name="ce134" office:value-type="string" calcext:value-type="string">
            <text:p>Primary R [O_U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8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89" table:formula="of:=AND(ISBLANK([.$E32]);NOT(ISBLANK([.$I32])))" office:value-type="boolean" office:boolean-value="false" calcext:value-type="boolean">
            <text:p>FALSE</text:p>
          </table:table-cell>
          <table:table-cell table:style-name="ce198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98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98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98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Aileron Trim Right Dow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CTL /</text:p>
          </table:table-cell>
          <table:table-cell table:style-name="ce134" office:value-type="string" calcext:value-type="string">
            <text:p>Primary R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8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89" table:formula="of:=AND(ISBLANK([.$E33]);NOT(ISBLANK([.$I33])))" office:value-type="boolean" office:boolean-value="false" calcext:value-type="boolean">
            <text:p>FALSE</text:p>
          </table:table-cell>
          <table:table-cell table:style-name="ce198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98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98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98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Weapons</text:p>
          </table:table-cell>
          <table:table-cell table:style-name="ce109" office:value-type="string" calcext:value-type="string">
            <text:p>Primary Fire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1</text:p>
          </table:table-cell>
          <table:table-cell table:style-name="ce134" office:value-type="string" calcext:value-type="string">
            <text:p>ST-1 [O_*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8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89" table:formula="of:=AND(ISBLANK([.$E35]);NOT(ISBLANK([.$I35])))" office:value-type="boolean" office:boolean-value="false" calcext:value-type="boolean">
            <text:p>FALSE</text:p>
          </table:table-cell>
          <table:table-cell table:style-name="ce198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98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98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98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X</text:p>
            <text:p>Primary Fire Cycle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1 , DXHATDOWN</text:p>
          </table:table-cell>
          <table:table-cell table:style-name="ce134" office:value-type="string" calcext:value-type="string">
            <text:p>ST-1 [I_*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8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89" table:formula="of:=AND(ISBLANK([.$E36]);NOT(ISBLANK([.$I36])))" office:value-type="boolean" office:boolean-value="false" calcext:value-type="boolean">
            <text:p>FALSE</text:p>
          </table:table-cell>
          <table:table-cell table:style-name="ce198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98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98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98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SPC</text:p>
          </table:table-cell>
          <table:table-cell table:style-name="ce134" office:value-type="string" calcext:value-type="string">
            <text:p>ST-1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8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89" table:formula="of:=AND(ISBLANK([.$E37]);NOT(ISBLANK([.$I37])))" office:value-type="boolean" office:boolean-value="false" calcext:value-type="boolean">
            <text:p>FALSE</text:p>
          </table:table-cell>
          <table:table-cell table:style-name="ce198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98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98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98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Secondary Fire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2</text:p>
          </table:table-cell>
          <table:table-cell table:style-name="ce134" office:value-type="string" calcext:value-type="string">
            <text:p>ST-2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8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89" table:formula="of:=AND(ISBLANK([.$E39]);NOT(ISBLANK([.$I39])))" office:value-type="boolean" office:boolean-value="false" calcext:value-type="boolean">
            <text:p>FALSE</text:p>
          </table:table-cell>
          <table:table-cell table:style-name="ce198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98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98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98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6" table:number-columns-repeated="2"/>
          <table:table-cell table:style-name="ce117" office:value-type="string" calcext:value-type="string">
            <text:p>DCS – FA18C</text:p>
          </table:table-cell>
          <table:table-cell table:style-name="ce122" office:value-type="string" calcext:value-type="string">
            <text:p>R_ALT SPC</text:p>
          </table:table-cell>
          <table:table-cell table:style-name="ce136" office:value-type="string" calcext:value-type="string">
            <text:p>ST-2 [O_M]</text:p>
          </table:table-cell>
          <table:table-cell table:style-name="ce153"/>
          <table:table-cell table:style-name="ce154"/>
          <table:table-cell table:style-name="ce160"/>
          <table:table-cell table:style-name="ce106" office:value-type="string" calcext:value-type="string">
            <text:p>+</text:p>
          </table:table-cell>
          <table:table-cell table:style-name="ce106" table:number-columns-repeated="2"/>
          <table:table-cell table:style-name="ce169"/>
          <table:table-cell table:style-name="ce17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86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193" table:formula="of:=AND(ISBLANK([.$E40]);NOT(ISBLANK([.$I40])))" office:value-type="boolean" office:boolean-value="false" calcext:value-type="boolean">
            <text:p>FALSE</text:p>
          </table:table-cell>
          <table:table-cell table:style-name="ce207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7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7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7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6" table:number-columns-repeated="45"/>
        </table:table-row>
        <table:table-row table:style-name="ro2">
          <table:table-cell table:style-name="ce105" office:value-type="string" calcext:value-type="string">
            <text:p>Countermeasures</text:p>
          </table:table-cell>
          <table:table-cell table:style-name="ce109" office:value-type="string" calcext:value-type="string">
            <text:p>Flare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</text:p>
            <text:p>[Shield] Cooling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e , LSHIFT e</text:p>
          </table:table-cell>
          <table:table-cell table:style-name="ce134" office:value-type="string" calcext:value-type="string">
            <text:p>ST-3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8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89" table:formula="of:=AND(ISBLANK([.$E42]);NOT(ISBLANK([.$I42])))" office:value-type="boolean" office:boolean-value="false" calcext:value-type="boolean">
            <text:p>FALSE</text:p>
          </table:table-cell>
          <table:table-cell table:style-name="ce198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98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98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98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ooling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SHIFT e</text:p>
          </table:table-cell>
          <table:table-cell table:style-name="ce134" office:value-type="string" calcext:value-type="string">
            <text:p>ST-3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8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89" table:formula="of:=AND(ISBLANK([.$E43]);NOT(ISBLANK([.$I43])))" office:value-type="boolean" office:boolean-value="false" calcext:value-type="boolean">
            <text:p>FALSE</text:p>
          </table:table-cell>
          <table:table-cell table:style-name="ce198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98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98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98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hield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e</text:p>
          </table:table-cell>
          <table:table-cell table:style-name="ce134" office:value-type="string" calcext:value-type="string">
            <text:p>ST-3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8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89" table:formula="of:=AND(ISBLANK([.$E44]);NOT(ISBLANK([.$I44])))" office:value-type="boolean" office:boolean-value="false" calcext:value-type="boolean">
            <text:p>FALSE</text:p>
          </table:table-cell>
          <table:table-cell table:style-name="ce198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98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98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98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d</text:p>
          </table:table-cell>
          <table:table-cell table:style-name="ce134" office:value-type="string" calcext:value-type="string">
            <text:p>ST-3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8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89" table:formula="of:=AND(ISBLANK([.$E45]);NOT(ISBLANK([.$I45])))" office:value-type="boolean" office:boolean-value="false" calcext:value-type="boolean">
            <text:p>FALSE</text:p>
          </table:table-cell>
          <table:table-cell table:style-name="ce198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98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98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98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CTL `</text:p>
          </table:table-cell>
          <table:table-cell table:style-name="ce134" office:value-type="string" calcext:value-type="string">
            <text:p>ST-3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8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89" table:formula="of:=AND(ISBLANK([.$E46]);NOT(ISBLANK([.$I46])))" office:value-type="boolean" office:boolean-value="false" calcext:value-type="boolean">
            <text:p>FALSE</text:p>
          </table:table-cell>
          <table:table-cell table:style-name="ce198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98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98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98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</text:span><text:span text:style-name="T1">appropriate MFD </text:span><text:span text:style-name="T1">button habitually </text:span><text:span text:style-name="T1">used for HSI.</text:span></text:p>
            </office:annotation>
            <text:p>R_ALT x</text:p>
          </table:table-cell>
          <table:table-cell table:style-name="ce134" office:value-type="string" calcext:value-type="string">
            <text:p>ST-3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8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89" table:formula="of:=AND(ISBLANK([.$E47]);NOT(ISBLANK([.$I47])))" office:value-type="boolean" office:boolean-value="false" calcext:value-type="boolean">
            <text:p>FALSE</text:p>
          </table:table-cell>
          <table:table-cell table:style-name="ce198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98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98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98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x</text:p>
          </table:table-cell>
          <table:table-cell table:style-name="ce134" office:value-type="string" calcext:value-type="string">
            <text:p>ST-3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8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89" table:formula="of:=AND(ISBLANK([.$E48]);NOT(ISBLANK([.$I48])))" office:value-type="boolean" office:boolean-value="false" calcext:value-type="boolean">
            <text:p>FALSE</text:p>
          </table:table-cell>
          <table:table-cell table:style-name="ce198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98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98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98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Chaff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<text:span text:style-name="T3">DX4 , </text:span>L_ALT j</text:p>
          </table:table-cell>
          <table:table-cell table:style-name="ce134" office:value-type="string" calcext:value-type="string">
            <text:p>ST-4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8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89" table:formula="of:=AND(ISBLANK([.$E50]);NOT(ISBLANK([.$I50])))" office:value-type="boolean" office:boolean-value="false" calcext:value-type="boolean">
            <text:p>FALSE</text:p>
          </table:table-cell>
          <table:table-cell table:style-name="ce198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98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98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98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ountermeasure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4</text:p>
          </table:table-cell>
          <table:table-cell table:style-name="ce134" office:value-type="string" calcext:value-type="string">
            <text:p>ST-4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8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89" table:formula="of:=AND(ISBLANK([.$E51]);NOT(ISBLANK([.$I51])))" office:value-type="boolean" office:boolean-value="false" calcext:value-type="boolean">
            <text:p>FALSE</text:p>
          </table:table-cell>
          <table:table-cell table:style-name="ce198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98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98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98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</text:p>
            <text:p>[Menu Nest] Depart (HighWake)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ALT j</text:p>
          </table:table-cell>
          <table:table-cell table:style-name="ce134" office:value-type="string" calcext:value-type="string">
            <text:p>ST-4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8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89" table:formula="of:=AND(ISBLANK([.$E52]);NOT(ISBLANK([.$I52])))" office:value-type="boolean" office:boolean-value="false" calcext:value-type="boolean">
            <text:p>FALSE</text:p>
          </table:table-cell>
          <table:table-cell table:style-name="ce198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98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98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98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j</text:p>
          </table:table-cell>
          <table:table-cell table:style-name="ce134" office:value-type="string" calcext:value-type="string">
            <text:p>ST-4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8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89" table:formula="of:=AND(ISBLANK([.$E53]);NOT(ISBLANK([.$I53])))" office:value-type="boolean" office:boolean-value="false" calcext:value-type="boolean">
            <text:p>FALSE</text:p>
          </table:table-cell>
          <table:table-cell table:style-name="ce198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98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98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98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e</text:p>
          </table:table-cell>
          <table:table-cell table:style-name="ce134" office:value-type="string" calcext:value-type="string">
            <text:p>ST-4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8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89" table:formula="of:=AND(ISBLANK([.$E54]);NOT(ISBLANK([.$I54])))" office:value-type="boolean" office:boolean-value="false" calcext:value-type="boolean">
            <text:p>FALSE</text:p>
          </table:table-cell>
          <table:table-cell table:style-name="ce198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98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98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98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event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</text:p>
          </table:table-cell>
          <table:table-cell table:style-name="ce134" office:value-type="string" calcext:value-type="string">
            <text:p>ST-4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8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89" table:formula="of:=AND(ISBLANK([.$E55]);NOT(ISBLANK([.$I55])))" office:value-type="boolean" office:boolean-value="false" calcext:value-type="boolean">
            <text:p>FALSE</text:p>
          </table:table-cell>
          <table:table-cell table:style-name="ce198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98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98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98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Cycle</text:p>
          </table:table-cell>
          <table:table-cell table:style-name="ce109" office:value-type="string" calcext:value-type="string">
            <text:p>primary+</text:p>
          </table:table-cell>
          <table:table-cell table:number-columns-repeated="2"/>
          <table:table-cell table:style-name="ce118" office:value-type="string" calcext:value-type="string">
            <text:p><text:span text:style-name="T8">Primary O_U</text:span> <text:span text:style-name="T5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, MISUSE</text:p>
            <text:p>menu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UP</text:p>
          </table:table-cell>
          <table:table-cell table:style-name="ce134" office:value-type="string" calcext:value-type="string">
            <text:p>Primary U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8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89" table:formula="of:=AND(ISBLANK([.$E57]);NOT(ISBLANK([.$I57])))" office:value-type="boolean" office:boolean-value="false" calcext:value-type="boolean">
            <text:p>FALSE</text:p>
          </table:table-cell>
          <table:table-cell table:style-name="ce198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98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98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98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Gu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x</text:p>
          </table:table-cell>
          <table:table-cell table:style-name="ce134" office:value-type="string" calcext:value-type="string">
            <text:p>Primary U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8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89" table:formula="of:=AND(ISBLANK([.$E58]);NOT(ISBLANK([.$I58])))" office:value-type="boolean" office:boolean-value="false" calcext:value-type="boolean">
            <text:p>FALSE</text:p>
          </table:table-cell>
          <table:table-cell table:style-name="ce198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98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98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98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primary-</text:p>
          </table:table-cell>
          <table:table-cell table:number-columns-repeated="2"/>
          <table:table-cell table:style-name="ce118" office:value-type="string" calcext:value-type="string">
            <text:p><text:span text:style-name="T8">Primary O_U</text:span> D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, MISUSE</text:p>
            <text:p>menu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DOWN</text:p>
          </table:table-cell>
          <table:table-cell table:style-name="ce134" office:value-type="string" calcext:value-type="string">
            <text:p>Primary D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8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89" table:formula="of:=AND(ISBLANK([.$E60]);NOT(ISBLANK([.$I60])))" office:value-type="boolean" office:boolean-value="false" calcext:value-type="boolean">
            <text:p>FALSE</text:p>
          </table:table-cell>
          <table:table-cell table:style-name="ce198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98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98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98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parrow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w</text:p>
          </table:table-cell>
          <table:table-cell table:style-name="ce134" office:value-type="string" calcext:value-type="string">
            <text:p>Primary D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8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89" table:formula="of:=AND(ISBLANK([.$E61]);NOT(ISBLANK([.$I61])))" office:value-type="boolean" office:boolean-value="false" calcext:value-type="boolean">
            <text:p>FALSE</text:p>
          </table:table-cell>
          <table:table-cell table:style-name="ce198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98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98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98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secondary+</text:p>
          </table:table-cell>
          <table:table-cell table:number-columns-repeated="2"/>
          <table:table-cell table:style-name="ce118" office:value-type="string" calcext:value-type="string">
            <text:p><text:span text:style-name="T8">Primary O_U</text:span> <text:span text:style-name="T5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menus, dss fli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RIGHT</text:p>
          </table:table-cell>
          <table:table-cell table:style-name="ce134" office:value-type="string" calcext:value-type="string">
            <text:p>Primary R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8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89" table:formula="of:=AND(ISBLANK([.$E63]);NOT(ISBLANK([.$I63])))" office:value-type="boolean" office:boolean-value="false" calcext:value-type="boolean">
            <text:p>FALSE</text:p>
          </table:table-cell>
          <table:table-cell table:style-name="ce198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98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98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98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idewinder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s</text:p>
          </table:table-cell>
          <table:table-cell table:style-name="ce134" office:value-type="string" calcext:value-type="string">
            <text:p>Primary R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8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89" table:formula="of:=AND(ISBLANK([.$E64]);NOT(ISBLANK([.$I64])))" office:value-type="boolean" office:boolean-value="false" calcext:value-type="boolean">
            <text:p>FALSE</text:p>
          </table:table-cell>
          <table:table-cell table:style-name="ce198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98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98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98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9" office:value-type="string" calcext:value-type="string">
            <text:p>secondary-</text:p>
          </table:table-cell>
          <table:table-cell table:number-columns-repeated="2"/>
          <table:table-cell table:style-name="ce118" office:value-type="string" calcext:value-type="string">
            <text:p><text:span text:style-name="T8">Primary O_U</text:span> <text:span text:style-name="T5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menus, dss fli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DXHATLEFT</text:p>
          </table:table-cell>
          <table:table-cell table:style-name="ce134" office:value-type="string" calcext:value-type="string">
            <text:p>Primary L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8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89" table:formula="of:=AND(ISBLANK([.$E66]);NOT(ISBLANK([.$I66])))" office:value-type="boolean" office:boolean-value="false" calcext:value-type="boolean">
            <text:p>FALSE</text:p>
          </table:table-cell>
          <table:table-cell table:style-name="ce198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98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98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98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AMRAAM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d</text:p>
          </table:table-cell>
          <table:table-cell table:style-name="ce134" office:value-type="string" calcext:value-type="string">
            <text:p>Primary L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8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89" table:formula="of:=AND(ISBLANK([.$E67]);NOT(ISBLANK([.$I67])))" office:value-type="boolean" office:boolean-value="false" calcext:value-type="boolean">
            <text:p>FALSE</text:p>
          </table:table-cell>
          <table:table-cell table:style-name="ce198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98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98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98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 office:value-type="string" calcext:value-type="string">
            <text:p>AutoTargets</text:p>
          </table:table-cell>
          <table:table-cell table:style-name="ce109"/>
          <table:table-cell table:number-columns-repeated="2"/>
          <table:table-cell table:style-name="ce137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emitter+</text:p>
          </table:table-cell>
          <table:table-cell/>
          <table:table-cell table:style-name="ce124"/>
          <table:table-cell table:style-name="ce137" office:value-type="string" calcext:value-type="string">
            <text:p><text:span text:style-name="T10">Throttle-Paddle O_U </text:span><text:span text:style-name="T11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emitter-</text:p>
          </table:table-cell>
          <table:table-cell/>
          <table:table-cell table:style-name="ce124"/>
          <table:table-cell table:style-name="ce137" office:value-type="string" calcext:value-type="string">
            <text:p><text:span text:style-name="T10">Throttle-Paddle O_U </text:span><text:span text:style-name="T11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hostile+</text:p>
          </table:table-cell>
          <table:table-cell/>
          <table:table-cell table:style-name="ce124" office:value-type="string" calcext:value-type="string">
            <text:p>h</text:p>
          </table:table-cell>
          <table:table-cell table:style-name="ce137" office:value-type="string" calcext:value-type="string">
            <text:p><text:span text:style-name="T10">Throttle-Paddle O_M </text:span><text:span text:style-name="T11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[</text:p>
          </table:table-cell>
          <table:table-cell table:style-name="ce138" office:value-type="string" calcext:value-type="string">
            <text:p><text:span text:style-name="T12">Throttle-Paddle O_M </text:span><text:span text:style-name="T13">L</text:span>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2]));OR(NOT(ISBLANK([.$F72]));OR(NOT(ISBLANK([.$G72]));NOT(ISBLANK([.$H72])))))" office:value-type="boolean" office:boolean-value="true" calcext:value-type="boolean">
            <text:p>TRUE</text:p>
          </table:table-cell>
          <table:table-cell table:style-name="ce182" table:formula="of:=OR(OR(OR(IF([.$P72]=1);IF([.$Q72]=1));IF([.$R72]=1));IF([.$S72]=1))" office:value-type="boolean" office:boolean-value="false" calcext:value-type="boolean">
            <text:p>FALSE</text:p>
          </table:table-cell>
          <table:table-cell table:style-name="ce189" table:formula="of:=AND(ISBLANK([.$E72]);NOT(ISBLANK([.$I72])))" office:value-type="boolean" office:boolean-value="false" calcext:value-type="boolean">
            <text:p>FALSE</text:p>
          </table:table-cell>
          <table:table-cell table:style-name="ce198" table:formula="of:=AND(AND(ISBLANK([.$E72]);AND(ISBLANK([.$F72]);AND(ISBLANK([.$G72]);ISBLANK([.$H72]))));NOT(ISBLANK([.$I72])))" office:value-type="boolean" office:boolean-value="false" calcext:value-type="boolean">
            <text:p>FALSE</text:p>
          </table:table-cell>
          <table:table-cell table:style-name="ce198" table:formula="of:=AND(AND(ISBLANK([.$E72]);AND(ISBLANK([.$F72]);AND(ISBLANK([.$G72]);ISBLANK([.$H72]))));NOT(ISBLANK([.$J72])))" office:value-type="boolean" office:boolean-value="false" calcext:value-type="boolean">
            <text:p>FALSE</text:p>
          </table:table-cell>
          <table:table-cell table:style-name="ce198" table:formula="of:=AND(AND(ISBLANK([.$E72]);AND(ISBLANK([.$F72]);AND(ISBLANK([.$G72]);ISBLANK([.$H72]))));NOT(ISBLANK([.$K72])))" office:value-type="boolean" office:boolean-value="false" calcext:value-type="boolean">
            <text:p>FALSE</text:p>
          </table:table-cell>
          <table:table-cell table:style-name="ce198" table:formula="of:=AND(AND(ISBLANK([.$E72]);AND(ISBLANK([.$F72]);AND(ISBLANK([.$G72]);ISBLANK([.$H72]))));NOT(ISBLANK([.$L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=</text:p>
          </table:table-cell>
          <table:table-cell table:style-name="ce138" office:value-type="string" calcext:value-type="string">
            <text:p><text:span text:style-name="T12">Throttle-Paddle O_M </text:span><text:span text:style-name="T13">L</text:span>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8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89" table:formula="of:=AND(ISBLANK([.$E73]);NOT(ISBLANK([.$I73])))" office:value-type="boolean" office:boolean-value="false" calcext:value-type="boolean">
            <text:p>FALSE</text:p>
          </table:table-cell>
          <table:table-cell table:style-name="ce198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98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98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98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hostile-</text:p>
          </table:table-cell>
          <table:table-cell/>
          <table:table-cell table:style-name="ce124" office:value-type="string" calcext:value-type="string">
            <text:p>L_SHIFT h</text:p>
          </table:table-cell>
          <table:table-cell table:style-name="ce137" office:value-type="string" calcext:value-type="string">
            <text:p><text:span text:style-name="T10">Throttle-Paddle O_M </text:span><text:span text:style-name="T11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]</text:p>
          </table:table-cell>
          <table:table-cell table:style-name="ce138" office:value-type="string" calcext:value-type="string">
            <text:p>Throttle-Paddle O_M R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5]));OR(NOT(ISBLANK([.$F75]));OR(NOT(ISBLANK([.$G75]));NOT(ISBLANK([.$H75])))))" office:value-type="boolean" office:boolean-value="true" calcext:value-type="boolean">
            <text:p>TRUE</text:p>
          </table:table-cell>
          <table:table-cell table:style-name="ce182" table:formula="of:=OR(OR(OR(IF([.$P75]=1);IF([.$Q75]=1));IF([.$R75]=1));IF([.$S75]=1))" office:value-type="boolean" office:boolean-value="false" calcext:value-type="boolean">
            <text:p>FALSE</text:p>
          </table:table-cell>
          <table:table-cell table:style-name="ce189" table:formula="of:=AND(ISBLANK([.$E75]);NOT(ISBLANK([.$I75])))" office:value-type="boolean" office:boolean-value="false" calcext:value-type="boolean">
            <text:p>FALSE</text:p>
          </table:table-cell>
          <table:table-cell table:style-name="ce198" table:formula="of:=AND(AND(ISBLANK([.$E75]);AND(ISBLANK([.$F75]);AND(ISBLANK([.$G75]);ISBLANK([.$H75]))));NOT(ISBLANK([.$I75])))" office:value-type="boolean" office:boolean-value="false" calcext:value-type="boolean">
            <text:p>FALSE</text:p>
          </table:table-cell>
          <table:table-cell table:style-name="ce198" table:formula="of:=AND(AND(ISBLANK([.$E75]);AND(ISBLANK([.$F75]);AND(ISBLANK([.$G75]);ISBLANK([.$H75]))));NOT(ISBLANK([.$J75])))" office:value-type="boolean" office:boolean-value="false" calcext:value-type="boolean">
            <text:p>FALSE</text:p>
          </table:table-cell>
          <table:table-cell table:style-name="ce198" table:formula="of:=AND(AND(ISBLANK([.$E75]);AND(ISBLANK([.$F75]);AND(ISBLANK([.$G75]);ISBLANK([.$H75]))));NOT(ISBLANK([.$K75])))" office:value-type="boolean" office:boolean-value="false" calcext:value-type="boolean">
            <text:p>FALSE</text:p>
          </table:table-cell>
          <table:table-cell table:style-name="ce198" table:formula="of:=AND(AND(ISBLANK([.$E75]);AND(ISBLANK([.$F75]);AND(ISBLANK([.$G75]);ISBLANK([.$H75]))));NOT(ISBLANK([.$L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-</text:p>
          </table:table-cell>
          <table:table-cell table:style-name="ce138" office:value-type="string" calcext:value-type="string">
            <text:p><text:span text:style-name="T12">Throttle-Paddle O_M </text:span><text:span text:style-name="T13">R</text:span>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76]));OR(NOT(ISBLANK([.$F76]));OR(NOT(ISBLANK([.$G76]));NOT(ISBLANK([.$H76])))))" office:value-type="boolean" office:boolean-value="true" calcext:value-type="boolean">
            <text:p>TRUE</text:p>
          </table:table-cell>
          <table:table-cell table:style-name="ce182" table:formula="of:=OR(OR(OR(IF([.$P76]=1);IF([.$Q76]=1));IF([.$R76]=1));IF([.$S76]=1))" office:value-type="boolean" office:boolean-value="false" calcext:value-type="boolean">
            <text:p>FALSE</text:p>
          </table:table-cell>
          <table:table-cell table:style-name="ce189" table:formula="of:=AND(ISBLANK([.$E76]);NOT(ISBLANK([.$I76])))" office:value-type="boolean" office:boolean-value="false" calcext:value-type="boolean">
            <text:p>FALSE</text:p>
          </table:table-cell>
          <table:table-cell table:style-name="ce198" table:formula="of:=AND(AND(ISBLANK([.$E76]);AND(ISBLANK([.$F76]);AND(ISBLANK([.$G76]);ISBLANK([.$H76]))));NOT(ISBLANK([.$I76])))" office:value-type="boolean" office:boolean-value="false" calcext:value-type="boolean">
            <text:p>FALSE</text:p>
          </table:table-cell>
          <table:table-cell table:style-name="ce198" table:formula="of:=AND(AND(ISBLANK([.$E76]);AND(ISBLANK([.$F76]);AND(ISBLANK([.$G76]);ISBLANK([.$H76]))));NOT(ISBLANK([.$J76])))" office:value-type="boolean" office:boolean-value="false" calcext:value-type="boolean">
            <text:p>FALSE</text:p>
          </table:table-cell>
          <table:table-cell table:style-name="ce198" table:formula="of:=AND(AND(ISBLANK([.$E76]);AND(ISBLANK([.$F76]);AND(ISBLANK([.$G76]);ISBLANK([.$H76]))));NOT(ISBLANK([.$K76])))" office:value-type="boolean" office:boolean-value="false" calcext:value-type="boolean">
            <text:p>FALSE</text:p>
          </table:table-cell>
          <table:table-cell table:style-name="ce198" table:formula="of:=AND(AND(ISBLANK([.$E76]);AND(ISBLANK([.$F76]);AND(ISBLANK([.$G76]);ISBLANK([.$H76]))));NOT(ISBLANK([.$L7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escort+</text:p>
          </table:table-cell>
          <table:table-cell table:number-columns-repeated="2"/>
          <table:table-cell table:style-name="ce137" office:value-type="string" calcext:value-type="string">
            <text:p><text:span text:style-name="T10">Throttle-Paddle I_U </text:span><text:span text:style-name="T11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escort-</text:p>
          </table:table-cell>
          <table:table-cell table:number-columns-repeated="2"/>
          <table:table-cell table:style-name="ce137" office:value-type="string" calcext:value-type="string">
            <text:p><text:span text:style-name="T10">Throttle-Paddle I_U </text:span><text:span text:style-name="T11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target+</text:p>
          </table:table-cell>
          <table:table-cell/>
          <table:table-cell table:style-name="ce124" office:value-type="string" calcext:value-type="string">
            <text:p>t</text:p>
          </table:table-cell>
          <table:table-cell table:style-name="ce137" office:value-type="string" calcext:value-type="string">
            <text:p><text:span text:style-name="T10">Throttle-Paddle I_M </text:span><text:span text:style-name="T11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t</text:p>
          </table:table-cell>
          <table:table-cell table:style-name="ce134" office:value-type="string" calcext:value-type="string">
            <text:p>Throttle-Paddle I_M L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8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89" table:formula="of:=AND(ISBLANK([.$E80]);NOT(ISBLANK([.$I80])))" office:value-type="boolean" office:boolean-value="false" calcext:value-type="boolean">
            <text:p>FALSE</text:p>
          </table:table-cell>
          <table:table-cell table:style-name="ce198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98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98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98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target-</text:p>
          </table:table-cell>
          <table:table-cell/>
          <table:table-cell table:style-name="ce124" office:value-type="string" calcext:value-type="string">
            <text:p>L_SHIFT t</text:p>
          </table:table-cell>
          <table:table-cell table:style-name="ce137" office:value-type="string" calcext:value-type="string">
            <text:p><text:span text:style-name="T10">Throttle-Paddle I_M </text:span><text:span text:style-name="T11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SHIFT t</text:p>
          </table:table-cell>
          <table:table-cell table:style-name="ce134" office:value-type="string" calcext:value-type="string">
            <text:p>Throttle-Paddle I_M L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2]));OR(NOT(ISBLANK([.$F82]));OR(NOT(ISBLANK([.$G82]));NOT(ISBLANK([.$H82])))))" office:value-type="boolean" office:boolean-value="true" calcext:value-type="boolean">
            <text:p>TRUE</text:p>
          </table:table-cell>
          <table:table-cell table:style-name="ce182" table:formula="of:=OR(OR(OR(IF([.$P82]=1);IF([.$Q82]=1));IF([.$R82]=1));IF([.$S82]=1))" office:value-type="boolean" office:boolean-value="false" calcext:value-type="boolean">
            <text:p>FALSE</text:p>
          </table:table-cell>
          <table:table-cell table:style-name="ce189" table:formula="of:=AND(ISBLANK([.$E82]);NOT(ISBLANK([.$I82])))" office:value-type="boolean" office:boolean-value="false" calcext:value-type="boolean">
            <text:p>FALSE</text:p>
          </table:table-cell>
          <table:table-cell table:style-name="ce198" table:formula="of:=AND(AND(ISBLANK([.$E82]);AND(ISBLANK([.$F82]);AND(ISBLANK([.$G82]);ISBLANK([.$H82]))));NOT(ISBLANK([.$I82])))" office:value-type="boolean" office:boolean-value="false" calcext:value-type="boolean">
            <text:p>FALSE</text:p>
          </table:table-cell>
          <table:table-cell table:style-name="ce198" table:formula="of:=AND(AND(ISBLANK([.$E82]);AND(ISBLANK([.$F82]);AND(ISBLANK([.$G82]);ISBLANK([.$H82]))));NOT(ISBLANK([.$J82])))" office:value-type="boolean" office:boolean-value="false" calcext:value-type="boolean">
            <text:p>FALSE</text:p>
          </table:table-cell>
          <table:table-cell table:style-name="ce198" table:formula="of:=AND(AND(ISBLANK([.$E82]);AND(ISBLANK([.$F82]);AND(ISBLANK([.$G82]);ISBLANK([.$H82]))));NOT(ISBLANK([.$K82])))" office:value-type="boolean" office:boolean-value="false" calcext:value-type="boolean">
            <text:p>FALSE</text:p>
          </table:table-cell>
          <table:table-cell table:style-name="ce198" table:formula="of:=AND(AND(ISBLANK([.$E82]);AND(ISBLANK([.$F82]);AND(ISBLANK([.$G82]);ISBLANK([.$H82]))));NOT(ISBLANK([.$L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cargo+</text:p>
          </table:table-cell>
          <table:table-cell/>
          <table:table-cell table:style-name="ce124" office:value-type="string" calcext:value-type="string">
            <text:p>u</text:p>
          </table:table-cell>
          <table:table-cell table:style-name="ce137" office:value-type="string" calcext:value-type="string">
            <text:p><text:span text:style-name="T10">Throttle-Paddle I_D </text:span><text:span text:style-name="T11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cargo+</text:p>
          </table:table-cell>
          <table:table-cell/>
          <table:table-cell table:style-name="ce124" office:value-type="string" calcext:value-type="string">
            <text:p>L_SHIFT u</text:p>
          </table:table-cell>
          <table:table-cell table:style-name="ce137" office:value-type="string" calcext:value-type="string">
            <text:p><text:span text:style-name="T10">Throttle-Paddle I_D </text:span><text:span text:style-name="T11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5" office:value-type="string" calcext:value-type="string">
            <text:p>Comm</text:p>
          </table:table-cell>
          <table:table-cell table:style-name="ce109" office:value-type="string" calcext:value-type="string">
            <text:p>Radio</text:p>
          </table:table-cell>
          <table:table-cell table:number-columns-repeated="2"/>
          <table:table-cell table:style-name="ce137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1 (Left/Top/VHF-AM) Up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U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8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89" table:formula="of:=AND(ISBLANK([.$E86]);NOT(ISBLANK([.$I86])))" office:value-type="boolean" office:boolean-value="false" calcext:value-type="boolean">
            <text:p>FALSE</text:p>
          </table:table-cell>
          <table:table-cell table:style-name="ce198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98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98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98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W/Increase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R_ALT RARROW</text:p>
          </table:table-cell>
          <table:table-cell table:style-name="ce134" office:value-type="string" calcext:value-type="string">
            <text:p>Comm U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8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89" table:formula="of:=AND(ISBLANK([.$E87]);NOT(ISBLANK([.$I87])))" office:value-type="boolean" office:boolean-value="false" calcext:value-type="boolean">
            <text:p>FALSE</text:p>
          </table:table-cell>
          <table:table-cell table:style-name="ce198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98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98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98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1 (Left/Top/VHF-AM</text:span>) Down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D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8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89" table:formula="of:=AND(ISBLANK([.$E88]);NOT(ISBLANK([.$I88])))" office:value-type="boolean" office:boolean-value="false" calcext:value-type="boolean">
            <text:p>FALSE</text:p>
          </table:table-cell>
          <table:table-cell table:style-name="ce198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98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98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98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CW/Decrease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R_ALT LARROW</text:p>
          </table:table-cell>
          <table:table-cell table:style-name="ce134" office:value-type="string" calcext:value-type="string">
            <text:p>Comm D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8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89" table:formula="of:=AND(ISBLANK([.$E89]);NOT(ISBLANK([.$I89])))" office:value-type="boolean" office:boolean-value="false" calcext:value-type="boolean">
            <text:p>FALSE</text:p>
          </table:table-cell>
          <table:table-cell table:style-name="ce198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98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98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98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4">1 (Left/Top/VHF-AM) </text:span><text:span text:style-name="T5">Switch/PTT</text:span></text:p>
          </table:table-cell>
          <table:table-cell/>
          <table:table-cell table:style-name="ce123" office:value-type="string" calcext:value-type="string">
            <text:p>DX21</text:p>
          </table:table-cell>
          <table:table-cell table:style-name="ce139" office:value-type="string" calcext:value-type="string">
            <text:p>Comm R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8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89" table:formula="of:=AND(ISBLANK([.$E90]);NOT(ISBLANK([.$I90])))" office:value-type="boolean" office:boolean-value="false" calcext:value-type="boolean">
            <text:p>FALSE</text:p>
          </table:table-cell>
          <table:table-cell table:style-name="ce198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98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98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98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Comm Menu – Left Radio</text:p>
          </table:table-cell>
          <table:table-cell table:style-name="ce117" office:value-type="string" calcext:value-type="string">
            <text:p>DCS – FA18C</text:p>
          </table:table-cell>
          <table:table-cell table:style-name="ce125" office:value-type="string" calcext:value-type="string">
            <text:p>R_ALT \</text:p>
          </table:table-cell>
          <table:table-cell table:style-name="ce134" office:value-type="string" calcext:value-type="string">
            <text:p>Comm R [O_U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8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89" table:formula="of:=AND(ISBLANK([.$E91]);NOT(ISBLANK([.$I91])))" office:value-type="boolean" office:boolean-value="false" calcext:value-type="boolean">
            <text:p>FALSE</text:p>
          </table:table-cell>
          <table:table-cell table:style-name="ce198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98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98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98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2 (Right/Bottom/VHF-FM) Up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U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8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89" table:formula="of:=AND(ISBLANK([.$E92]);NOT(ISBLANK([.$I92])))" office:value-type="boolean" office:boolean-value="false" calcext:value-type="boolean">
            <text:p>FALSE</text:p>
          </table:table-cell>
          <table:table-cell table:style-name="ce198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98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98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98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W/Increase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R_CTL RARROW</text:p>
          </table:table-cell>
          <table:table-cell table:style-name="ce134" office:value-type="string" calcext:value-type="string">
            <text:p>Comm U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8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89" table:formula="of:=AND(ISBLANK([.$E93]);NOT(ISBLANK([.$I93])))" office:value-type="boolean" office:boolean-value="false" calcext:value-type="boolean">
            <text:p>FALSE</text:p>
          </table:table-cell>
          <table:table-cell table:style-name="ce198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98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98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98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2 (Right/Bottom/VHF-FM</text:span>) Down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D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8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89" table:formula="of:=AND(ISBLANK([.$E94]);NOT(ISBLANK([.$I94])))" office:value-type="boolean" office:boolean-value="false" calcext:value-type="boolean">
            <text:p>FALSE</text:p>
          </table:table-cell>
          <table:table-cell table:style-name="ce198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98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98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98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CW/Decrease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R_CTL LARROW</text:p>
          </table:table-cell>
          <table:table-cell table:style-name="ce134" office:value-type="string" calcext:value-type="string">
            <text:p>Comm D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8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89" table:formula="of:=AND(ISBLANK([.$E95]);NOT(ISBLANK([.$I95])))" office:value-type="boolean" office:boolean-value="false" calcext:value-type="boolean">
            <text:p>FALSE</text:p>
          </table:table-cell>
          <table:table-cell table:style-name="ce198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98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98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98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4">2 (Right/Bottom/VHF-FM) </text:span><text:span text:style-name="T5">Switch/PTT</text:span></text:p>
          </table:table-cell>
          <table:table-cell/>
          <table:table-cell table:style-name="ce123" office:value-type="string" calcext:value-type="string">
            <text:p>DX22</text:p>
          </table:table-cell>
          <table:table-cell table:style-name="ce139" office:value-type="string" calcext:value-type="string">
            <text:p>Comm R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8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89" table:formula="of:=AND(ISBLANK([.$E96]);NOT(ISBLANK([.$I96])))" office:value-type="boolean" office:boolean-value="false" calcext:value-type="boolean">
            <text:p>FALSE</text:p>
          </table:table-cell>
          <table:table-cell table:style-name="ce198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98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98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98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Comm Menu – Right Radio</text:p>
          </table:table-cell>
          <table:table-cell table:style-name="ce117" office:value-type="string" calcext:value-type="string">
            <text:p>DCS – FA18C</text:p>
          </table:table-cell>
          <table:table-cell table:style-name="ce125" office:value-type="string" calcext:value-type="string">
            <text:p>R_CTL \</text:p>
          </table:table-cell>
          <table:table-cell table:style-name="ce134" office:value-type="string" calcext:value-type="string">
            <text:p>Comm R [O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8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89" table:formula="of:=AND(ISBLANK([.$E97]);NOT(ISBLANK([.$I97])))" office:value-type="boolean" office:boolean-value="false" calcext:value-type="boolean">
            <text:p>FALSE</text:p>
          </table:table-cell>
          <table:table-cell table:style-name="ce198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98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98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98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3 (Center/UHF) </text:span>Up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U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8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89" table:formula="of:=AND(ISBLANK([.$E98]);NOT(ISBLANK([.$I98])))" office:value-type="boolean" office:boolean-value="false" calcext:value-type="boolean">
            <text:p>FALSE</text:p>
          </table:table-cell>
          <table:table-cell table:style-name="ce198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98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98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98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3">3 (Center/UHF) </text:span>Down</text:p>
          </table:table-cell>
          <table:table-cell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Comm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8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89" table:formula="of:=AND(ISBLANK([.$E99]);NOT(ISBLANK([.$I99])))" office:value-type="boolean" office:boolean-value="false" calcext:value-type="boolean">
            <text:p>FALSE</text:p>
          </table:table-cell>
          <table:table-cell table:style-name="ce198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98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98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98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4">3 (Center/UHF) </text:span><text:span text:style-name="T5">Switch/PTT</text:span></text:p>
          </table:table-cell>
          <table:table-cell/>
          <table:table-cell table:style-name="ce121" office:value-type="string" calcext:value-type="string">
            <text:p>DX23</text:p>
          </table:table-cell>
          <table:table-cell table:style-name="ce139" office:value-type="string" calcext:value-type="string">
            <text:p>Comm R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8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89" table:formula="of:=AND(ISBLANK([.$E100]);NOT(ISBLANK([.$I100])))" office:value-type="boolean" office:boolean-value="false" calcext:value-type="boolean">
            <text:p>FALSE</text:p>
          </table:table-cell>
          <table:table-cell table:style-name="ce198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98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98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98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5">Selected</text:span> PTT</text:p>
          </table:table-cell>
          <table:table-cell table:style-name="ce116"/>
          <table:table-cell table:style-name="ce121" office:value-type="string" calcext:value-type="string">
            <text:p>DX24</text:p>
          </table:table-cell>
          <table:table-cell table:style-name="ce139" office:value-type="string" calcext:value-type="string">
            <text:p>Comm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8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89" table:formula="of:=AND(ISBLANK([.$E101]);NOT(ISBLANK([.$I101])))" office:value-type="boolean" office:boolean-value="false" calcext:value-type="boolean">
            <text:p>FALSE</text:p>
          </table:table-cell>
          <table:table-cell table:style-name="ce198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98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98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98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 built-in voice</text:p>
          </table:table-cell>
          <table:table-cell table:style-name="ce116" office:value-type="string" calcext:value-type="string">
            <text:p>Elite Dangerous</text:p>
          </table:table-cell>
          <table:table-cell table:style-name="ce127" office:value-type="string" calcext:value-type="string">
            <office:annotation draw:style-name="gr2" draw:text-style-name="P2" svg:width="82.18pt" svg:height="51pt" svg:x="642.76pt" svg:y="2596.68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34" office:value-type="string" calcext:value-type="string">
            <text:p>Comm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8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89" table:formula="of:=AND(ISBLANK([.$E102]);NOT(ISBLANK([.$I102])))" office:value-type="boolean" office:boolean-value="false" calcext:value-type="boolean">
            <text:p>FALSE</text:p>
          </table:table-cell>
          <table:table-cell table:style-name="ce198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98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98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98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(Selected) Comm Menu</text:p>
          </table:table-cell>
          <table:table-cell table:style-name="ce117" office:value-type="string" calcext:value-type="string">
            <text:p>DCS – FA18C</text:p>
          </table:table-cell>
          <table:table-cell table:style-name="ce125" office:value-type="string" calcext:value-type="string">
            <text:p>\</text:p>
          </table:table-cell>
          <table:table-cell table:style-name="ce134" office:value-type="string" calcext:value-type="string">
            <text:p>Comm L [O_M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8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89" table:formula="of:=AND(ISBLANK([.$E103]);NOT(ISBLANK([.$I103])))" office:value-type="boolean" office:boolean-value="false" calcext:value-type="boolean">
            <text:p>FALSE</text:p>
          </table:table-cell>
          <table:table-cell table:style-name="ce198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98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98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98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Special/Magic/built-in-voice(sim)</text:p>
          </table:table-cell>
          <table:table-cell/>
          <table:table-cell table:style-name="ce121" office:value-type="string" calcext:value-type="string">
            <text:p>DX26</text:p>
          </table:table-cell>
          <table:table-cell table:style-name="ce139" office:value-type="string" calcext:value-type="string">
            <text:p>Comm L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82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189" table:formula="of:=AND(ISBLANK([.$E104]);NOT(ISBLANK([.$I104])))" office:value-type="boolean" office:boolean-value="false" calcext:value-type="boolean">
            <text:p>FALSE</text:p>
          </table:table-cell>
          <table:table-cell table:style-name="ce198" table:formula="of:=AND(AND(ISBLANK([.$E104]);AND(ISBLANK([.$F104]);AND(ISBLANK([.$G104]);ISBLANK([.$H104]))));NOT(ISBLANK([.$I104])))" office:value-type="boolean" office:boolean-value="false" calcext:value-type="boolean">
            <text:p>FALSE</text:p>
          </table:table-cell>
          <table:table-cell table:style-name="ce198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198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198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Ground/Intercom</text:p>
          </table:table-cell>
          <table:table-cell/>
          <table:table-cell table:style-name="ce121" office:value-type="string" calcext:value-type="string">
            <text:p>DX25</text:p>
          </table:table-cell>
          <table:table-cell table:style-name="ce139" office:value-type="string" calcext:value-type="string">
            <text:p>Comm L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8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89" table:formula="of:=AND(ISBLANK([.$E105]);NOT(ISBLANK([.$I105])))" office:value-type="boolean" office:boolean-value="false" calcext:value-type="boolean">
            <text:p>FALSE</text:p>
          </table:table-cell>
          <table:table-cell table:style-name="ce198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98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98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98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Aux</text:p>
          </table:table-cell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office:annotation draw:style-name="gr4" draw:text-style-name="P2" svg:width="111.15pt" svg:height="28.09pt" svg:x="377.21pt" svg:y="2781.47pt" draw:caption-point-x="-17.29pt" draw:caption-point-y="-10.01pt">
              <dc:date>2019-10-01T00:00:00</dc:date>
              <text:p text:style-name="P1"><text:span text:style-name="T1">Usually to </text:span><text:span text:style-name="T1">accommodate </text:span><text:span text:style-name="T1">Discord.</text:span></text:p>
            </office:annotation>
            <text:p><text:span text:style-name="T5">Standby</text:span> PTT</text:p>
          </table:table-cell>
          <table:table-cell table:style-name="ce116"/>
          <table:table-cell table:style-name="ce128" office:value-type="string" calcext:value-type="string">
            <text:p>DX32</text:p>
          </table:table-cell>
          <table:table-cell table:style-name="ce139" office:value-type="string" calcext:value-type="string">
            <text:p>T16KJG_<text:span text:style-name="T5">TH-2</text:span> [O_<text:span text:style-name="T5">M</text:span>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8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89" table:formula="of:=AND(ISBLANK([.$E107]);NOT(ISBLANK([.$I107])))" office:value-type="boolean" office:boolean-value="false" calcext:value-type="boolean">
            <text:p>FALSE</text:p>
          </table:table-cell>
          <table:table-cell table:style-name="ce198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98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98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98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<text:span text:style-name="T6">Whisper</text:span> PTT</text:p>
          </table:table-cell>
          <table:table-cell table:style-name="ce116"/>
          <table:table-cell table:style-name="ce128" office:value-type="string" calcext:value-type="string">
            <text:p>DX30, F22</text:p>
          </table:table-cell>
          <table:table-cell table:style-name="ce139" office:value-type="string" calcext:value-type="string">
            <text:p>T16KJG_<text:span text:style-name="T5">TH-2</text:span>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8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89" table:formula="of:=AND(ISBLANK([.$E108]);NOT(ISBLANK([.$I108])))" office:value-type="boolean" office:boolean-value="false" calcext:value-type="boolean">
            <text:p>FALSE</text:p>
          </table:table-cell>
          <table:table-cell table:style-name="ce198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98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98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98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RESERVED</text:p>
          </table:table-cell>
          <table:table-cell table:style-name="ce116"/>
          <table:table-cell table:style-name="ce129" office:value-type="string" calcext:value-type="string">
            <text:p>_</text:p>
          </table:table-cell>
          <table:table-cell table:style-name="ce139" office:value-type="string" calcext:value-type="string">
            <office:annotation draw:style-name="gr2" draw:text-style-name="P2" svg:width="82.18pt" svg:height="51pt" svg:x="807.19pt" svg:y="2781.47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5">TH-2</text:span> [O_U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8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89" table:formula="of:=AND(ISBLANK([.$E109]);NOT(ISBLANK([.$I109])))" office:value-type="boolean" office:boolean-value="false" calcext:value-type="boolean">
            <text:p>FALSE</text:p>
          </table:table-cell>
          <table:table-cell table:style-name="ce198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98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98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98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office:annotation draw:style-name="gr5" draw:text-style-name="P2" svg:width="127.47pt" svg:height="45.52pt" svg:x="377.21pt" svg:y="2860.67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6">Team</text:span> PTT</text:p>
          </table:table-cell>
          <table:table-cell table:style-name="ce116"/>
          <table:table-cell table:style-name="ce128" office:value-type="string" calcext:value-type="string">
            <office:annotation draw:style-name="gr3" draw:text-style-name="P2" svg:width="82.18pt" svg:height="61.68pt" svg:x="642.76pt" svg:y="2807.86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39" office:value-type="string" calcext:value-type="string">
            <text:p>T16KJG_<text:span text:style-name="T5">TH-2</text:span>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8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89" table:formula="of:=AND(ISBLANK([.$E110]);NOT(ISBLANK([.$I110])))" office:value-type="boolean" office:boolean-value="false" calcext:value-type="boolean">
            <text:p>FALSE</text:p>
          </table:table-cell>
          <table:table-cell table:style-name="ce198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98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98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98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Shell/Sim Command/Assistant PTT</text:p>
          </table:table-cell>
          <table:table-cell table:style-name="ce116"/>
          <table:table-cell table:style-name="ce130" office:value-type="string" calcext:value-type="string">
            <text:p>DX28</text:p>
          </table:table-cell>
          <table:table-cell table:style-name="ce139" office:value-type="string" calcext:value-type="string">
            <text:p>T16KJG_<text:span text:style-name="T5">TH-2</text:span> [I_<text:span text:style-name="T5">M</text:span>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8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89" table:formula="of:=AND(ISBLANK([.$E112]);NOT(ISBLANK([.$I112])))" office:value-type="boolean" office:boolean-value="false" calcext:value-type="boolean">
            <text:p>FALSE</text:p>
          </table:table-cell>
          <table:table-cell table:style-name="ce198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98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98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98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RESERVED</text:p>
          </table:table-cell>
          <table:table-cell table:style-name="ce116"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T16KJG_<text:span text:style-name="T5">TH-2</text:span>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8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89" table:formula="of:=AND(ISBLANK([.$E113]);NOT(ISBLANK([.$I113])))" office:value-type="boolean" office:boolean-value="false" calcext:value-type="boolean">
            <text:p>FALSE</text:p>
          </table:table-cell>
          <table:table-cell table:style-name="ce198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98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98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98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1" office:value-type="string" calcext:value-type="string">
            <text:p>RESERVED</text:p>
          </table:table-cell>
          <table:table-cell table:style-name="ce116"/>
          <table:table-cell table:style-name="ce119" office:value-type="string" calcext:value-type="string">
            <text:p>_</text:p>
          </table:table-cell>
          <table:table-cell table:style-name="ce139" office:value-type="string" calcext:value-type="string">
            <text:p>T16KJG_<text:span text:style-name="T5">TH-2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8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89" table:formula="of:=AND(ISBLANK([.$E114]);NOT(ISBLANK([.$I114])))" office:value-type="boolean" office:boolean-value="false" calcext:value-type="boolean">
            <text:p>FALSE</text:p>
          </table:table-cell>
          <table:table-cell table:style-name="ce198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98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98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98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Quick Power</text:p>
          </table:table-cell>
          <table:table-cell table:style-name="ce109" office:value-type="string" calcext:value-type="string">
            <text:p>AirBrake ENGAGE</text:p>
          </table:table-cell>
          <table:table-cell table:number-columns-repeated="2"/>
          <table:table-cell table:style-name="ce118" office:value-type="string" calcext:value-type="string">
            <text:p><text:span text:style-name="T8">Ship O_M </text:span>L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Reset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PGDN</text:p>
          </table:table-cell>
          <table:table-cell table:style-name="ce134" office:value-type="string" calcext:value-type="string">
            <text:p>Ship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8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89" table:formula="of:=AND(ISBLANK([.$E116]);NOT(ISBLANK([.$I116])))" office:value-type="boolean" office:boolean-value="false" calcext:value-type="boolean">
            <text:p>FALSE</text:p>
          </table:table-cell>
          <table:table-cell table:style-name="ce198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98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98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98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peed Brake EXTEND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b</text:p>
          </table:table-cell>
          <table:table-cell table:style-name="ce134" office:value-type="string" calcext:value-type="string">
            <text:p>Ship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8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89" table:formula="of:=AND(ISBLANK([.$E117]);NOT(ISBLANK([.$I117])))" office:value-type="boolean" office:boolean-value="false" calcext:value-type="boolean">
            <text:p>FALSE</text:p>
          </table:table-cell>
          <table:table-cell table:style-name="ce198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98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98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98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AirBrake CANCEL</text:p>
          </table:table-cell>
          <table:table-cell table:number-columns-repeated="2"/>
          <table:table-cell table:style-name="ce118" office:value-type="string" calcext:value-type="string">
            <text:p><text:span text:style-name="T8">Ship O_M </text:span><text:span text:style-name="T5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Weapon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INS</text:p>
          </table:table-cell>
          <table:table-cell table:style-name="ce134" office:value-type="string" calcext:value-type="string">
            <text:p>Ship R [O_M]</text:p>
          </table:table-cell>
          <table:table-cell table:style-name="ce14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8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89" table:formula="of:=AND(ISBLANK([.$E119]);NOT(ISBLANK([.$I119])))" office:value-type="boolean" office:boolean-value="false" calcext:value-type="boolean">
            <text:p>FALSE</text:p>
          </table:table-cell>
          <table:table-cell table:style-name="ce198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98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98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98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peed Brake RETRACT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CTL b</text:p>
          </table:table-cell>
          <table:table-cell table:style-name="ce134" office:value-type="string" calcext:value-type="string">
            <text:p>Ship R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8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89" table:formula="of:=AND(ISBLANK([.$E120]);NOT(ISBLANK([.$I120])))" office:value-type="boolean" office:boolean-value="false" calcext:value-type="boolean">
            <text:p>FALSE</text:p>
          </table:table-cell>
          <table:table-cell table:style-name="ce198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98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98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98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Wheel Steering</text:p>
          </table:table-cell>
          <table:table-cell table:number-columns-repeated="2"/>
          <table:table-cell table:style-name="ce118" office:value-type="string" calcext:value-type="string">
            <text:p><text:span text:style-name="T8">Ship O_M </text:span><text:span text:style-name="T5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Engine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PGUP</text:p>
          </table:table-cell>
          <table:table-cell table:style-name="ce134" office:value-type="string" calcext:value-type="string">
            <text:p>Ship U [O_M]</text:p>
          </table:table-cell>
          <table:table-cell table:style-name="ce14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8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89" table:formula="of:=AND(ISBLANK([.$E122]);NOT(ISBLANK([.$I122])))" office:value-type="boolean" office:boolean-value="false" calcext:value-type="boolean">
            <text:p>FALSE</text:p>
          </table:table-cell>
          <table:table-cell table:style-name="ce198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98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98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98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ELF OVERLOAD</text:p>
            <text:p>[Undesignate] NoseWheelSteer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s</text:p>
          </table:table-cell>
          <table:table-cell table:style-name="ce134" office:value-type="string" calcext:value-type="string">
            <text:p>Ship U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8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89" table:formula="of:=AND(ISBLANK([.$E123]);NOT(ISBLANK([.$I123])))" office:value-type="boolean" office:boolean-value="false" calcext:value-type="boolean">
            <text:p>FALSE</text:p>
          </table:table-cell>
          <table:table-cell table:style-name="ce198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98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98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98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5"/>
          <table:table-cell table:style-name="ce109" office:value-type="string" calcext:value-type="string">
            <text:p>Wheel Brake</text:p>
          </table:table-cell>
          <table:table-cell table:number-columns-repeated="2"/>
          <table:table-cell table:style-name="ce118" office:value-type="string" calcext:value-type="string">
            <text:p><text:span text:style-name="T8">Ship O_M </text:span><text:span text:style-name="T5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System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HOME</text:p>
          </table:table-cell>
          <table:table-cell table:style-name="ce134" office:value-type="string" calcext:value-type="string">
            <text:p>Ship D [O_M]</text:p>
          </table:table-cell>
          <table:table-cell table:style-name="ce14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82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189" table:formula="of:=AND(ISBLANK([.$E125]);NOT(ISBLANK([.$I125])))" office:value-type="boolean" office:boolean-value="false" calcext:value-type="boolean">
            <text:p>FALSE</text:p>
          </table:table-cell>
          <table:table-cell table:style-name="ce198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198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198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98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office:annotation draw:style-name="gr1" draw:text-style-name="P2" svg:width="82.18pt" svg:height="72.88pt" svg:x="642.76pt" svg:y="3230.2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34" office:value-type="string" calcext:value-type="string">
            <office:annotation draw:style-name="gr6" draw:text-style-name="P2" svg:width="82.18pt" svg:height="95.27pt" svg:x="807.19pt" svg:y="3230.2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82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189" table:formula="of:=AND(ISBLANK([.$E126]);NOT(ISBLANK([.$I126])))" office:value-type="boolean" office:boolean-value="false" calcext:value-type="boolean">
            <text:p>FALSE</text:p>
          </table:table-cell>
          <table:table-cell table:style-name="ce198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198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198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198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Readiness</text:p>
          </table:table-cell>
          <table:table-cell table:number-columns-repeated="4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 office:value-type="string" calcext:value-type="string">
            <text:p>Lockouts,</text:p>
            <text:p>Accessories</text:p>
          </table:table-cell>
          <table:table-cell table:style-name="ce109" office:value-type="string" calcext:value-type="string">
            <text:p>Tool</text:p>
          </table:table-cell>
          <table:table-cell table:number-columns-repeated="2"/>
          <table:table-cell table:style-name="ce142" office:value-type="string" calcext:value-type="string">
            <text:p>Ship O_D <text:span text:style-name="T5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argo Scoop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p</text:p>
          </table:table-cell>
          <table:table-cell table:style-name="ce134" office:value-type="string" calcext:value-type="string">
            <text:p>Ship L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8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89" table:formula="of:=AND(ISBLANK([.$E129]);NOT(ISBLANK([.$I129])))" office:value-type="boolean" office:boolean-value="false" calcext:value-type="boolean">
            <text:p>FALSE</text:p>
          </table:table-cell>
          <table:table-cell table:style-name="ce198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98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98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98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2" draw:text-style-name="P2" svg:width="82.18pt" svg:height="51pt" svg:x="377.21pt" svg:y="3335.87pt" draw:caption-point-x="-17.29pt" draw:caption-point-y="42.8pt">
              <dc:date>2019-11-23T00:00:00</dc:date>
              <text:p text:style-name="P1"><text:span text:style-name="T1">Reassign to more </text:span><text:span text:style-name="T1">important </text:span><text:span text:style-name="T1">commands as </text:span><text:span text:style-name="T1">needed.</text:span></text:p>
            </office:annotation>
            <text:p>CONTEXT</text:p>
            <text:p>Smoke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R_ALT s</text:p>
          </table:table-cell>
          <table:table-cell table:style-name="ce134" office:value-type="string" calcext:value-type="string">
            <text:p>Ship L [O_D] (l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8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89" table:formula="of:=AND(ISBLANK([.$E130]);NOT(ISBLANK([.$I130])))" office:value-type="boolean" office:boolean-value="false" calcext:value-type="boolean">
            <text:p>FALSE</text:p>
          </table:table-cell>
          <table:table-cell table:style-name="ce198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98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98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98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ights</text:p>
          </table:table-cell>
          <table:table-cell table:number-columns-repeated="2"/>
          <table:table-cell table:style-name="ce142" office:value-type="string" calcext:value-type="string">
            <text:p>Ship O_D <text:span text:style-name="T5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</text:p>
          </table:table-cell>
          <table:table-cell table:style-name="ce134" office:value-type="string" calcext:value-type="string">
            <text:p>Ship R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8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89" table:formula="of:=AND(ISBLANK([.$E132]);NOT(ISBLANK([.$I132])))" office:value-type="boolean" office:boolean-value="false" calcext:value-type="boolean">
            <text:p>FALSE</text:p>
          </table:table-cell>
          <table:table-cell table:style-name="ce198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98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98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98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Exterior Lights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</text:p>
          </table:table-cell>
          <table:table-cell table:style-name="ce134" office:value-type="string" calcext:value-type="string">
            <text:p>Ship D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8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89" table:formula="of:=AND(ISBLANK([.$E133]);NOT(ISBLANK([.$I133])))" office:value-type="boolean" office:boolean-value="false" calcext:value-type="boolean">
            <text:p>FALSE</text:p>
          </table:table-cell>
          <table:table-cell table:style-name="ce198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98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98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98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X</text:p>
            <text:p>Landing/Taxi Light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office:annotation draw:style-name="gr2" draw:text-style-name="P2" svg:width="82.18pt" svg:height="51pt" svg:x="642.76pt" svg:y="3441.46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34" office:value-type="string" calcext:value-type="string">
            <text:p>Ship D [O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8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89" table:formula="of:=AND(ISBLANK([.$E134]);NOT(ISBLANK([.$I134])))" office:value-type="boolean" office:boolean-value="false" calcext:value-type="boolean">
            <text:p>FALSE</text:p>
          </table:table-cell>
          <table:table-cell table:style-name="ce198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98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98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98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Master OFF</text:p>
          </table:table-cell>
          <table:table-cell table:number-columns-repeated="2"/>
          <table:table-cell table:style-name="ce142" office:value-type="string" calcext:value-type="string">
            <text:p>Ship O_D <text:span text:style-name="T5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</text:span><text:span text:style-name="T1">than lockout only. </text:span><text:span text:style-name="T1">May be kept </text:span><text:span text:style-name="T1">disabled to be </text:span><text:span text:style-name="T1">automatically </text:span><text:span text:style-name="T1">enabled with </text:span><text:span text:style-name="T1">short delay.</text:span></text:p>
            </office:annotation>
            <text:p>Hardpoints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ALT r</text:p>
          </table:table-cell>
          <table:table-cell table:style-name="ce134" office:value-type="string" calcext:value-type="string">
            <text:p>Ship U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8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89" table:formula="of:=AND(ISBLANK([.$E136]);NOT(ISBLANK([.$I136])))" office:value-type="boolean" office:boolean-value="false" calcext:value-type="boolean">
            <text:p>FALSE</text:p>
          </table:table-cell>
          <table:table-cell table:style-name="ce198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98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98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98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L_ALT m</text:p>
          </table:table-cell>
          <table:table-cell table:style-name="ce134" office:value-type="string" calcext:value-type="string">
            <text:p>Ship D [O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8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89" table:formula="of:=AND(ISBLANK([.$E137]);NOT(ISBLANK([.$I137])))" office:value-type="boolean" office:boolean-value="false" calcext:value-type="boolean">
            <text:p>FALSE</text:p>
          </table:table-cell>
          <table:table-cell table:style-name="ce198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98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98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98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2" office:value-type="string" calcext:value-type="string">
            <text:p>Master On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L_CTL m</text:p>
          </table:table-cell>
          <table:table-cell table:style-name="ce134" office:value-type="string" calcext:value-type="string">
            <text:p>Ship D [O_D] (x-l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8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89" table:formula="of:=AND(ISBLANK([.$E138]);NOT(ISBLANK([.$I138])))" office:value-type="boolean" office:boolean-value="false" calcext:value-type="boolean">
            <text:p>FALSE</text:p>
          </table:table-cell>
          <table:table-cell table:style-name="ce198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98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98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98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EMCON</text:p>
          </table:table-cell>
          <table:table-cell table:number-columns-repeated="2"/>
          <table:table-cell table:style-name="ce142" office:value-type="string" calcext:value-type="string">
            <text:p>Ship O_D <text:span text:style-name="T5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7" draw:text-style-name="P2" svg:width="150.46pt" svg:height="60.52pt" svg:x="377.21pt" svg:y="3652.6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ALT h</text:p>
          </table:table-cell>
          <table:table-cell table:style-name="ce134" office:value-type="string" calcext:value-type="string">
            <text:p>Ship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40]));OR(NOT(ISBLANK([.$F140]));OR(NOT(ISBLANK([.$G140]));NOT(ISBLANK([.$H140])))))" office:value-type="boolean" office:boolean-value="true" calcext:value-type="boolean">
            <text:p>TRUE</text:p>
          </table:table-cell>
          <table:table-cell table:style-name="ce182" table:formula="of:=OR(OR(OR(IF([.$P140]=1);IF([.$Q140]=1));IF([.$R140]=1));IF([.$S140]=1))" office:value-type="boolean" office:boolean-value="false" calcext:value-type="boolean">
            <text:p>FALSE</text:p>
          </table:table-cell>
          <table:table-cell table:style-name="ce189" table:formula="of:=AND(ISBLANK([.$E140]);NOT(ISBLANK([.$I140])))" office:value-type="boolean" office:boolean-value="false" calcext:value-type="boolean">
            <text:p>FALSE</text:p>
          </table:table-cell>
          <table:table-cell table:style-name="ce198" table:formula="of:=AND(AND(ISBLANK([.$E140]);AND(ISBLANK([.$F140]);AND(ISBLANK([.$G140]);ISBLANK([.$H140]))));NOT(ISBLANK([.$I140])))" office:value-type="boolean" office:boolean-value="false" calcext:value-type="boolean">
            <text:p>FALSE</text:p>
          </table:table-cell>
          <table:table-cell table:style-name="ce198" table:formula="of:=AND(AND(ISBLANK([.$E140]);AND(ISBLANK([.$F140]);AND(ISBLANK([.$G140]);ISBLANK([.$H140]))));NOT(ISBLANK([.$J140])))" office:value-type="boolean" office:boolean-value="false" calcext:value-type="boolean">
            <text:p>FALSE</text:p>
          </table:table-cell>
          <table:table-cell table:style-name="ce198" table:formula="of:=AND(AND(ISBLANK([.$E140]);AND(ISBLANK([.$F140]);AND(ISBLANK([.$G140]);ISBLANK([.$H140]))));NOT(ISBLANK([.$K140])))" office:value-type="boolean" office:boolean-value="false" calcext:value-type="boolean">
            <text:p>FALSE</text:p>
          </table:table-cell>
          <table:table-cell table:style-name="ce198" table:formula="of:=AND(AND(ISBLANK([.$E140]);AND(ISBLANK([.$F140]);AND(ISBLANK([.$G140]);ISBLANK([.$H140]))));NOT(ISBLANK([.$L1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6" draw:text-style-name="P2" svg:width="82.18pt" svg:height="95.27pt" svg:x="377.21pt" svg:y="3626.28pt" draw:caption-point-x="-17.29pt" draw:caption-point-y="42.8pt">
              <dc:date>2019-11-06T00:00:00</dc:date>
              <text:p text:style-name="P1"><text:span text:style-name="T1">EMCON, Lights </text:span><text:span text:style-name="T1">Off, Taxi Light Off, </text:span><text:span text:style-name="T1">Formation Lights </text:span><text:span text:style-name="T1">Off, Position </text:span><text:span text:style-name="T1">Lights Off, Radar </text:span><text:span text:style-name="T1">Off, Radar </text:span><text:span text:style-name="T1">Altimeter Off</text:span></text:p>
            </office:annotation>
            <text:p>macro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macro</text:p>
          </table:table-cell>
          <table:table-cell table:style-name="ce134" office:value-type="string" calcext:value-type="string">
            <text:p>Ship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74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8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89" table:formula="of:=AND(ISBLANK([.$E141]);NOT(ISBLANK([.$I141])))" office:value-type="boolean" office:boolean-value="false" calcext:value-type="boolean">
            <text:p>FALSE</text:p>
          </table:table-cell>
          <table:table-cell table:style-name="ce198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98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98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98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Gear</text:p>
          </table:table-cell>
          <table:table-cell table:style-name="ce109" office:value-type="string" calcext:value-type="string">
            <text:p>Drag Chute</text:p>
          </table:table-cell>
          <table:table-cell table:number-columns-repeated="2"/>
          <table:table-cell table:style-name="ce142" office:value-type="string" calcext:value-type="string">
            <text:p>Ship I_M <text:span text:style-name="T5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3" draw:text-style-name="P2" svg:width="82.18pt" svg:height="61.68pt" svg:x="377.21pt" svg:y="3679.06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p</text:p>
          </table:table-cell>
          <table:table-cell table:style-name="ce134" office:value-type="string" calcext:value-type="string">
            <text:p>Ship L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8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89" table:formula="of:=AND(ISBLANK([.$E143]);NOT(ISBLANK([.$I143])))" office:value-type="boolean" office:boolean-value="false" calcext:value-type="boolean">
            <text:p>FALSE</text:p>
          </table:table-cell>
          <table:table-cell table:style-name="ce198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98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98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98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anding Gear</text:p>
          </table:table-cell>
          <table:table-cell/>
          <table:table-cell table:style-name="ce131"/>
          <table:table-cell table:style-name="ce142" office:value-type="string" calcext:value-type="string">
            <text:p>Ship I_M <text:span text:style-name="T5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h</text:p>
          </table:table-cell>
          <table:table-cell table:style-name="ce134" office:value-type="string" calcext:value-type="string">
            <text:p>Ship R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82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189" table:formula="of:=AND(ISBLANK([.$E145]);NOT(ISBLANK([.$I145])))" office:value-type="boolean" office:boolean-value="false" calcext:value-type="boolean">
            <text:p>FALSE</text:p>
          </table:table-cell>
          <table:table-cell table:style-name="ce198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198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198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98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g</text:p>
          </table:table-cell>
          <table:table-cell table:style-name="ce134" office:value-type="string" calcext:value-type="string">
            <text:p>Ship R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8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89" table:formula="of:=AND(ISBLANK([.$E146]);NOT(ISBLANK([.$I146])))" office:value-type="boolean" office:boolean-value="false" calcext:value-type="boolean">
            <text:p>FALSE</text:p>
          </table:table-cell>
          <table:table-cell table:style-name="ce198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98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98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98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Flaps Up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M </text:span><text:span text:style-name="T15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Flaps Step Up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SHIFT L_ALT f</text:p>
          </table:table-cell>
          <table:table-cell table:style-name="ce134" office:value-type="string" calcext:value-type="string">
            <text:p>Ship U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82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89" table:formula="of:=AND(ISBLANK([.$E148]);NOT(ISBLANK([.$I148])))" office:value-type="boolean" office:boolean-value="false" calcext:value-type="boolean">
            <text:p>FALSE</text:p>
          </table:table-cell>
          <table:table-cell table:style-name="ce198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98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98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98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Flaps Down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M </text:span><text:span text:style-name="T15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Flaps Step Down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L_CTL L_ALT f</text:p>
          </table:table-cell>
          <table:table-cell table:style-name="ce134" office:value-type="string" calcext:value-type="string">
            <text:p>Ship D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50]));OR(NOT(ISBLANK([.$F150]));OR(NOT(ISBLANK([.$G150]));NOT(ISBLANK([.$H150])))))" office:value-type="boolean" office:boolean-value="true" calcext:value-type="boolean">
            <text:p>TRUE</text:p>
          </table:table-cell>
          <table:table-cell table:style-name="ce182" table:formula="of:=OR(OR(OR(IF([.$P150]=1);IF([.$Q150]=1));IF([.$R150]=1));IF([.$S150]=1))" office:value-type="boolean" office:boolean-value="false" calcext:value-type="boolean">
            <text:p>FALSE</text:p>
          </table:table-cell>
          <table:table-cell table:style-name="ce189" table:formula="of:=AND(ISBLANK([.$E150]);NOT(ISBLANK([.$I150])))" office:value-type="boolean" office:boolean-value="false" calcext:value-type="boolean">
            <text:p>FALSE</text:p>
          </table:table-cell>
          <table:table-cell table:style-name="ce198" table:formula="of:=AND(AND(ISBLANK([.$E150]);AND(ISBLANK([.$F150]);AND(ISBLANK([.$G150]);ISBLANK([.$H150]))));NOT(ISBLANK([.$I150])))" office:value-type="boolean" office:boolean-value="false" calcext:value-type="boolean">
            <text:p>FALSE</text:p>
          </table:table-cell>
          <table:table-cell table:style-name="ce198" table:formula="of:=AND(AND(ISBLANK([.$E150]);AND(ISBLANK([.$F150]);AND(ISBLANK([.$G150]);ISBLANK([.$H150]))));NOT(ISBLANK([.$J150])))" office:value-type="boolean" office:boolean-value="false" calcext:value-type="boolean">
            <text:p>FALSE</text:p>
          </table:table-cell>
          <table:table-cell table:style-name="ce198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198" table:formula="of:=AND(AND(ISBLANK([.$E150]);AND(ISBLANK([.$F150]);AND(ISBLANK([.$G150]);ISBLANK([.$H150]))));NOT(ISBLANK([.$L1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Panels</text:p>
          </table:table-cell>
          <table:table-cell table:style-name="ce109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eft Panel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U </text:span><text:span text:style-name="T15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Nav Panel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F2</text:p>
          </table:table-cell>
          <table:table-cell table:style-name="ce134" office:value-type="string" calcext:value-type="string">
            <text:p>Ship U [I_U]</text:p>
          </table:table-cell>
          <table:table-cell table:style-name="ce14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8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89" table:formula="of:=AND(ISBLANK([.$E153]);NOT(ISBLANK([.$I153])))" office:value-type="boolean" office:boolean-value="false" calcext:value-type="boolean">
            <text:p>FALSE</text:p>
          </table:table-cell>
          <table:table-cell table:style-name="ce198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98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98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98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Right Panel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U </text:span><text:span text:style-name="T15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Config Panel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F3</text:p>
          </table:table-cell>
          <table:table-cell table:style-name="ce134" office:value-type="string" calcext:value-type="string">
            <text:p>Ship D [I_U]</text:p>
          </table:table-cell>
          <table:table-cell table:style-name="ce14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82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89" table:formula="of:=AND(ISBLANK([.$E155]);NOT(ISBLANK([.$I155])))" office:value-type="boolean" office:boolean-value="false" calcext:value-type="boolean">
            <text:p>FALSE</text:p>
          </table:table-cell>
          <table:table-cell table:style-name="ce198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98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98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98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Center Panel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U </text:span><text:span text:style-name="T15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Panel Role</text:p>
          </table:table-cell>
          <table:table-cell table:style-name="ce116" office:value-type="string" calcext:value-type="string">
            <text:p>Elite Dangerous</text:p>
          </table:table-cell>
          <table:table-cell table:style-name="ce119"/>
          <table:table-cell table:style-name="ce134"/>
          <table:table-cell table:style-name="ce14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57]));OR(NOT(ISBLANK([.$F157]));OR(NOT(ISBLANK([.$G157]));NOT(ISBLANK([.$H157])))))" office:value-type="boolean" office:boolean-value="true" calcext:value-type="boolean">
            <text:p>TRUE</text:p>
          </table:table-cell>
          <table:table-cell table:style-name="ce182" table:formula="of:=OR(OR(OR(IF([.$P157]=1);IF([.$Q157]=1));IF([.$R157]=1));IF([.$S157]=1))" office:value-type="boolean" office:boolean-value="false" calcext:value-type="boolean">
            <text:p>FALSE</text:p>
          </table:table-cell>
          <table:table-cell table:style-name="ce189" table:formula="of:=AND(ISBLANK([.$E157]);NOT(ISBLANK([.$I157])))" office:value-type="boolean" office:boolean-value="false" calcext:value-type="boolean">
            <text:p>FALSE</text:p>
          </table:table-cell>
          <table:table-cell table:style-name="ce198" table:formula="of:=AND(AND(ISBLANK([.$E157]);AND(ISBLANK([.$F157]);AND(ISBLANK([.$G157]);ISBLANK([.$H157]))));NOT(ISBLANK([.$I157])))" office:value-type="boolean" office:boolean-value="false" calcext:value-type="boolean">
            <text:p>FALSE</text:p>
          </table:table-cell>
          <table:table-cell table:style-name="ce198" table:formula="of:=AND(AND(ISBLANK([.$E157]);AND(ISBLANK([.$F157]);AND(ISBLANK([.$G157]);ISBLANK([.$H157]))));NOT(ISBLANK([.$J157])))" office:value-type="boolean" office:boolean-value="false" calcext:value-type="boolean">
            <text:p>FALSE</text:p>
          </table:table-cell>
          <table:table-cell table:style-name="ce198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98" table:formula="of:=AND(AND(ISBLANK([.$E157]);AND(ISBLANK([.$F157]);AND(ISBLANK([.$G157]);ISBLANK([.$H157]))));NOT(ISBLANK([.$L1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Options (ESC)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ESC</text:p>
          </table:table-cell>
          <table:table-cell table:style-name="ce134" office:value-type="string" calcext:value-type="string">
            <text:p>Ship L [I_U]</text:p>
          </table:table-cell>
          <table:table-cell table:style-name="ce14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8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89" table:formula="of:=AND(ISBLANK([.$E158]);NOT(ISBLANK([.$I158])))" office:value-type="boolean" office:boolean-value="false" calcext:value-type="boolean">
            <text:p>FALSE</text:p>
          </table:table-cell>
          <table:table-cell table:style-name="ce198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98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98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98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Forward Panel OR View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U </text:span><text:span text:style-name="T15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Comm Panel</text:p>
          </table:table-cell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F1</text:p>
          </table:table-cell>
          <table:table-cell table:style-name="ce134" office:value-type="string" calcext:value-type="string">
            <text:p>Ship R [I_U]</text:p>
          </table:table-cell>
          <table:table-cell table:style-name="ce14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74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8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89" table:formula="of:=AND(ISBLANK([.$E160]);NOT(ISBLANK([.$I160])))" office:value-type="boolean" office:boolean-value="false" calcext:value-type="boolean">
            <text:p>FALSE</text:p>
          </table:table-cell>
          <table:table-cell table:style-name="ce198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98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98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98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Reference,</text:p>
            <text:p>Quick Nav</text:p>
          </table:table-cell>
          <table:table-cell table:style-name="ce109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</text:span><text:span text:style-name="T1">DUPLICATE</text:span></text:p>
              <text:p text:style-name="P1"><text:span text:style-name="T1">Also typically </text:span><text:span text:style-name="T1">assigned to </text:span><text:span text:style-name="T1">Stick-3 [I_D].</text:span></text:p>
            </office:annotation>
            <text:p><text:span text:style-name="T7">UNUSUAL DUPLICATE</text:span></text:p>
            <text:p>Waypoint Designate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D </text:span><text:span text:style-name="T15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CTL `</text:p>
          </table:table-cell>
          <table:table-cell table:style-name="ce134" office:value-type="string" calcext:value-type="string">
            <text:p>Ship R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8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89" table:formula="of:=AND(ISBLANK([.$E163]);NOT(ISBLANK([.$I163])))" office:value-type="boolean" office:boolean-value="false" calcext:value-type="boolean">
            <text:p>FALSE</text:p>
          </table:table-cell>
          <table:table-cell table:style-name="ce198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98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98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98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office:annotation draw:style-name="gr2" draw:text-style-name="P2" svg:width="82.18pt" svg:height="51pt" svg:x="642.76pt" svg:y="4233.4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34" office:value-type="string" calcext:value-type="string">
            <text:p>Ship R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4]));OR(NOT(ISBLANK([.$F164]));OR(NOT(ISBLANK([.$G164]));NOT(ISBLANK([.$H164])))))" office:value-type="boolean" office:boolean-value="true" calcext:value-type="boolean">
            <text:p>TRUE</text:p>
          </table:table-cell>
          <table:table-cell table:style-name="ce182" table:formula="of:=OR(OR(OR(IF([.$P164]=1);IF([.$Q164]=1));IF([.$R164]=1));IF([.$S164]=1))" office:value-type="boolean" office:boolean-value="false" calcext:value-type="boolean">
            <text:p>FALSE</text:p>
          </table:table-cell>
          <table:table-cell table:style-name="ce189" table:formula="of:=AND(ISBLANK([.$E164]);NOT(ISBLANK([.$I164])))" office:value-type="boolean" office:boolean-value="false" calcext:value-type="boolean">
            <text:p>FALSE</text:p>
          </table:table-cell>
          <table:table-cell table:style-name="ce198" table:formula="of:=AND(AND(ISBLANK([.$E164]);AND(ISBLANK([.$F164]);AND(ISBLANK([.$G164]);ISBLANK([.$H164]))));NOT(ISBLANK([.$I164])))" office:value-type="boolean" office:boolean-value="false" calcext:value-type="boolean">
            <text:p>FALSE</text:p>
          </table:table-cell>
          <table:table-cell table:style-name="ce198" table:formula="of:=AND(AND(ISBLANK([.$E164]);AND(ISBLANK([.$F164]);AND(ISBLANK([.$G164]);ISBLANK([.$H164]))));NOT(ISBLANK([.$J164])))" office:value-type="boolean" office:boolean-value="false" calcext:value-type="boolean">
            <text:p>FALSE</text:p>
          </table:table-cell>
          <table:table-cell table:style-name="ce198" table:formula="of:=AND(AND(ISBLANK([.$E164]);AND(ISBLANK([.$F164]);AND(ISBLANK([.$G164]);ISBLANK([.$H164]))));NOT(ISBLANK([.$K164])))" office:value-type="boolean" office:boolean-value="false" calcext:value-type="boolean">
            <text:p>FALSE</text:p>
          </table:table-cell>
          <table:table-cell table:style-name="ce198" table:formula="of:=AND(AND(ISBLANK([.$E164]);AND(ISBLANK([.$F164]);AND(ISBLANK([.$G164]);ISBLANK([.$H164]))));NOT(ISBLANK([.$L1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17" office:value-type="string" calcext:value-type="string">
            <text:p>DCS – FA18C</text:p>
          </table:table-cell>
          <table:table-cell table:style-name="ce123" office:value-type="string" calcext:value-type="string">
            <text:p>x</text:p>
          </table:table-cell>
          <table:table-cell table:style-name="ce134" office:value-type="string" calcext:value-type="string">
            <text:p>Ship R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8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89" table:formula="of:=AND(ISBLANK([.$E165]);NOT(ISBLANK([.$I165])))" office:value-type="boolean" office:boolean-value="false" calcext:value-type="boolean">
            <text:p>FALSE</text:p>
          </table:table-cell>
          <table:table-cell table:style-name="ce198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98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98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98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3" office:value-type="string" calcext:value-type="string">
            <office:annotation draw:style-name="gr3" draw:text-style-name="P2" svg:width="82.18pt" svg:height="61.68pt" svg:x="377.21pt" svg:y="4286.27pt" draw:caption-point-x="-17.29pt" draw:caption-point-y="42.8pt">
              <dc:date>2019-10-31T00:00:00</dc:date>
              <text:p text:style-name="P1"><text:span text:style-name="T1">UNUSUAL </text:span><text:span text:style-name="T1">DUPLICATE</text:span></text:p>
              <text:p text:style-name="P1"><text:span text:style-name="T1">Also typically </text:span><text:span text:style-name="T1">assigned to </text:span><text:span text:style-name="T1">Stick-4 [I_D].</text:span></text:p>
            </office:annotation>
            <text:p><text:span text:style-name="T7">UNUSUAL DUPLICATE</text:span></text:p>
            <text:p>Event Mark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D </text:span><text:span text:style-name="T15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event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</text:p>
          </table:table-cell>
          <table:table-cell table:style-name="ce134" office:value-type="string" calcext:value-type="string">
            <text:p>Ship L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8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89" table:formula="of:=AND(ISBLANK([.$E167]);NOT(ISBLANK([.$I167])))" office:value-type="boolean" office:boolean-value="false" calcext:value-type="boolean">
            <text:p>FALSE</text:p>
          </table:table-cell>
          <table:table-cell table:style-name="ce198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98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98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98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Sim Kneeboard Forward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D </text:span><text:span text:style-name="T15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4" office:value-type="string" calcext:value-type="string">
            <text:p>OBSOLETE</text:p>
            <text:p>DISABLED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34" office:value-type="string" calcext:value-type="string">
            <text:p>Ship D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8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89" table:formula="of:=AND(ISBLANK([.$E169]);NOT(ISBLANK([.$I169])))" office:value-type="boolean" office:boolean-value="false" calcext:value-type="boolean">
            <text:p>FALSE</text:p>
          </table:table-cell>
          <table:table-cell table:style-name="ce198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98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98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98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<text:span text:style-name="T3">Application Page Down</text:span>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34" office:value-type="string" calcext:value-type="string">
            <text:p><text:span text:style-name="T16">Ship D [I_D]</text:span>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0]));OR(NOT(ISBLANK([.$F170]));OR(NOT(ISBLANK([.$G170]));NOT(ISBLANK([.$H170])))))" office:value-type="boolean" office:boolean-value="true" calcext:value-type="boolean">
            <text:p>TRUE</text:p>
          </table:table-cell>
          <table:table-cell table:style-name="ce182" table:formula="of:=OR(OR(OR(IF([.$P170]=1);IF([.$Q170]=1));IF([.$R170]=1));IF([.$S170]=1))" office:value-type="boolean" office:boolean-value="false" calcext:value-type="boolean">
            <text:p>FALSE</text:p>
          </table:table-cell>
          <table:table-cell table:style-name="ce189" table:formula="of:=AND(ISBLANK([.$E170]);NOT(ISBLANK([.$I170])))" office:value-type="boolean" office:boolean-value="false" calcext:value-type="boolean">
            <text:p>FALSE</text:p>
          </table:table-cell>
          <table:table-cell table:style-name="ce198" table:formula="of:=AND(AND(ISBLANK([.$E170]);AND(ISBLANK([.$F170]);AND(ISBLANK([.$G170]);ISBLANK([.$H170]))));NOT(ISBLANK([.$I170])))" office:value-type="boolean" office:boolean-value="false" calcext:value-type="boolean">
            <text:p>FALSE</text:p>
          </table:table-cell>
          <table:table-cell table:style-name="ce198" table:formula="of:=AND(AND(ISBLANK([.$E170]);AND(ISBLANK([.$F170]);AND(ISBLANK([.$G170]);ISBLANK([.$H170]))));NOT(ISBLANK([.$J170])))" office:value-type="boolean" office:boolean-value="false" calcext:value-type="boolean">
            <text:p>FALSE</text:p>
          </table:table-cell>
          <table:table-cell table:style-name="ce198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198" table:formula="of:=AND(AND(ISBLANK([.$E170]);AND(ISBLANK([.$F170]);AND(ISBLANK([.$G170]);ISBLANK([.$H170]))));NOT(ISBLANK([.$L1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Panel Board Tab Down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34" office:value-type="string" calcext:value-type="string">
            <text:p>Ship D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8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89" table:formula="of:=AND(ISBLANK([.$E171]);NOT(ISBLANK([.$I171])))" office:value-type="boolean" office:boolean-value="false" calcext:value-type="boolean">
            <text:p>FALSE</text:p>
          </table:table-cell>
          <table:table-cell table:style-name="ce198" table:formula="of:=AND(AND(ISBLANK([.$E171]);AND(ISBLANK([.$F171]);AND(ISBLANK([.$G171]);ISBLANK([.$H171]))));NOT(ISBLANK([.$I171])))" office:value-type="boolean" office:boolean-value="false" calcext:value-type="boolean">
            <text:p>FALSE</text:p>
          </table:table-cell>
          <table:table-cell table:style-name="ce198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98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98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Sim Kneeboard Back</text:p>
          </table:table-cell>
          <table:table-cell/>
          <table:table-cell table:style-name="ce131"/>
          <table:table-cell table:style-name="ce142" office:value-type="string" calcext:value-type="string">
            <text:p><text:span text:style-name="T14">Ship I_D </text:span><text:span text:style-name="T15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4" office:value-type="string" calcext:value-type="string">
            <text:p>OBSOLETE</text:p>
            <text:p>DISABLED</text:p>
          </table:table-cell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[</text:p>
          </table:table-cell>
          <table:table-cell table:style-name="ce134" office:value-type="string" calcext:value-type="string">
            <text:p>Ship U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8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89" table:formula="of:=AND(ISBLANK([.$E173]);NOT(ISBLANK([.$I173])))" office:value-type="boolean" office:boolean-value="false" calcext:value-type="boolean">
            <text:p>FALSE</text:p>
          </table:table-cell>
          <table:table-cell table:style-name="ce198" table:formula="of:=AND(AND(ISBLANK([.$E173]);AND(ISBLANK([.$F173]);AND(ISBLANK([.$G173]);ISBLANK([.$H173]))));NOT(ISBLANK([.$I173])))" office:value-type="boolean" office:boolean-value="false" calcext:value-type="boolean">
            <text:p>FALSE</text:p>
          </table:table-cell>
          <table:table-cell table:style-name="ce198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98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98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UNUSUAL DUPLICATE</text:p>
            <text:p>Application Page Up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34" office:value-type="string" calcext:value-type="string">
            <text:p><text:span text:style-name="T16">Ship U [I_D]</text:span> (sp)</text:p>
          </table:table-cell>
          <table:table-cell table:style-name="ce147"/>
          <table:table-cell table:number-columns-repeated="6"/>
          <table:table-cell table:style-name="ce174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UNUSUAL DUPLICATE</text:span></text:p>
            <text:p>Panel Board Tab Up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34" office:value-type="string" calcext:value-type="string">
            <text:p>Ship U [I_D]</text:p>
          </table:table-cell>
          <table:table-cell table:style-name="ce147"/>
          <table:table-cell table:number-columns-repeated="6"/>
          <table:table-cell table:style-name="ce174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 office:value-type="string" calcext:value-type="string">
            <text:p>Sensors – Targeting</text:p>
          </table:table-cell>
          <table:table-cell table:style-name="ce109" office:value-type="string" calcext:value-type="string">
            <text:p>Ahead</text:p>
          </table:table-cell>
          <table:table-cell table:number-columns-repeated="2"/>
          <table:table-cell table:style-name="ce118" office:value-type="string" calcext:value-type="string">
            <text:p><text:span text:style-name="T8">Sensors</text:span> <text:span text:style-name="T8">O_M </text:span><text:span text:style-name="T5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y</text:p>
          </table:table-cell>
          <table:table-cell table:style-name="ce134" office:value-type="string" calcext:value-type="string">
            <text:p>Ship L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82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89" table:formula="of:=AND(ISBLANK([.$E177]);NOT(ISBLANK([.$I177])))" office:value-type="boolean" office:boolean-value="false" calcext:value-type="boolean">
            <text:p>FALSE</text:p>
          </table:table-cell>
          <table:table-cell table:style-name="ce198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98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98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98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Threat</text:p>
          </table:table-cell>
          <table:table-cell table:number-columns-repeated="2"/>
          <table:table-cell table:style-name="ce118" office:value-type="string" calcext:value-type="string">
            <text:p><text:span text:style-name="T8">Sensors</text:span> <text:span text:style-name="T8">O_M </text:span><text:span text:style-name="T5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b</text:p>
          </table:table-cell>
          <table:table-cell table:style-name="ce134" office:value-type="string" calcext:value-type="string">
            <text:p>Ship R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79]));OR(NOT(ISBLANK([.$F179]));OR(NOT(ISBLANK([.$G179]));NOT(ISBLANK([.$H179])))))" office:value-type="boolean" office:boolean-value="true" calcext:value-type="boolean">
            <text:p>TRUE</text:p>
          </table:table-cell>
          <table:table-cell table:style-name="ce182" table:formula="of:=OR(OR(OR(IF([.$P179]=1);IF([.$Q179]=1));IF([.$R179]=1));IF([.$S179]=1))" office:value-type="boolean" office:boolean-value="false" calcext:value-type="boolean">
            <text:p>FALSE</text:p>
          </table:table-cell>
          <table:table-cell table:style-name="ce189" table:formula="of:=AND(ISBLANK([.$E179]);NOT(ISBLANK([.$I179])))" office:value-type="boolean" office:boolean-value="false" calcext:value-type="boolean">
            <text:p>FALSE</text:p>
          </table:table-cell>
          <table:table-cell table:style-name="ce198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198" table:formula="of:=AND(AND(ISBLANK([.$E179]);AND(ISBLANK([.$F179]);AND(ISBLANK([.$G179]);ISBLANK([.$H179]))));NOT(ISBLANK([.$J179])))" office:value-type="boolean" office:boolean-value="false" calcext:value-type="boolean">
            <text:p>FALSE</text:p>
          </table:table-cell>
          <table:table-cell table:style-name="ce198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198" table:formula="of:=AND(AND(ISBLANK([.$E179]);AND(ISBLANK([.$F179]);AND(ISBLANK([.$G179]);ISBLANK([.$H179]))));NOT(ISBLANK([.$L17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Subsystems+</text:p>
          </table:table-cell>
          <table:table-cell table:number-columns-repeated="2"/>
          <table:table-cell table:style-name="ce118" office:value-type="string" calcext:value-type="string">
            <text:p><text:span text:style-name="T8">Sensors</text:span> <text:span text:style-name="T8">O_M </text:span><text:span text:style-name="T5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s</text:p>
          </table:table-cell>
          <table:table-cell table:style-name="ce134" office:value-type="string" calcext:value-type="string">
            <text:p>Ship U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81]));OR(NOT(ISBLANK([.$F181]));OR(NOT(ISBLANK([.$G181]));NOT(ISBLANK([.$H181])))))" office:value-type="boolean" office:boolean-value="true" calcext:value-type="boolean">
            <text:p>TRUE</text:p>
          </table:table-cell>
          <table:table-cell table:style-name="ce182" table:formula="of:=OR(OR(OR(IF([.$P181]=1);IF([.$Q181]=1));IF([.$R181]=1));IF([.$S181]=1))" office:value-type="boolean" office:boolean-value="false" calcext:value-type="boolean">
            <text:p>FALSE</text:p>
          </table:table-cell>
          <table:table-cell table:style-name="ce189" table:formula="of:=AND(ISBLANK([.$E181]);NOT(ISBLANK([.$I181])))" office:value-type="boolean" office:boolean-value="false" calcext:value-type="boolean">
            <text:p>FALSE</text:p>
          </table:table-cell>
          <table:table-cell table:style-name="ce198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198" table:formula="of:=AND(AND(ISBLANK([.$E181]);AND(ISBLANK([.$F181]);AND(ISBLANK([.$G181]);ISBLANK([.$H181]))));NOT(ISBLANK([.$J181])))" office:value-type="boolean" office:boolean-value="false" calcext:value-type="boolean">
            <text:p>FALSE</text:p>
          </table:table-cell>
          <table:table-cell table:style-name="ce198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198" table:formula="of:=AND(AND(ISBLANK([.$E181]);AND(ISBLANK([.$F181]);AND(ISBLANK([.$G181]);ISBLANK([.$H181]))));NOT(ISBLANK([.$L1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Subsystems-</text:p>
          </table:table-cell>
          <table:table-cell table:number-columns-repeated="2"/>
          <table:table-cell table:style-name="ce118" office:value-type="string" calcext:value-type="string">
            <text:p><text:span text:style-name="T8">Sensors</text:span> <text:span text:style-name="T8">O_M </text:span><text:span text:style-name="T5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table:style-name="ce119" office:value-type="string" calcext:value-type="string">
            <text:p>L_SHIFT s</text:p>
          </table:table-cell>
          <table:table-cell table:style-name="ce134" office:value-type="string" calcext:value-type="string">
            <text:p>Ship D [O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83]));OR(NOT(ISBLANK([.$F183]));OR(NOT(ISBLANK([.$G183]));NOT(ISBLANK([.$H183])))))" office:value-type="boolean" office:boolean-value="true" calcext:value-type="boolean">
            <text:p>TRUE</text:p>
          </table:table-cell>
          <table:table-cell table:style-name="ce182" table:formula="of:=OR(OR(OR(IF([.$P183]=1);IF([.$Q183]=1));IF([.$R183]=1));IF([.$S183]=1))" office:value-type="boolean" office:boolean-value="false" calcext:value-type="boolean">
            <text:p>FALSE</text:p>
          </table:table-cell>
          <table:table-cell table:style-name="ce189" table:formula="of:=AND(ISBLANK([.$E183]);NOT(ISBLANK([.$I183])))" office:value-type="boolean" office:boolean-value="false" calcext:value-type="boolean">
            <text:p>FALSE</text:p>
          </table:table-cell>
          <table:table-cell table:style-name="ce198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198" table:formula="of:=AND(AND(ISBLANK([.$E183]);AND(ISBLANK([.$F183]);AND(ISBLANK([.$G183]);ISBLANK([.$H183]))));NOT(ISBLANK([.$J183])))" office:value-type="boolean" office:boolean-value="false" calcext:value-type="boolean">
            <text:p>FALSE</text:p>
          </table:table-cell>
          <table:table-cell table:style-name="ce198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198" table:formula="of:=AND(AND(ISBLANK([.$E183]);AND(ISBLANK([.$F183]);AND(ISBLANK([.$G183]);ISBLANK([.$H183]))));NOT(ISBLANK([.$L1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Ahead (Subsystem)</text:p>
          </table:table-cell>
          <table:table-cell table:number-columns-repeated="2"/>
          <table:table-cell table:style-name="ce118" office:value-type="string" calcext:value-type="string">
            <text:p><text:span text:style-name="T8">Sensors</text:span> <text:span text:style-name="T8">O_D </text:span><text:span text:style-name="T5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Attacker</text:p>
          </table:table-cell>
          <table:table-cell table:number-columns-repeated="2"/>
          <table:table-cell table:style-name="ce118" office:value-type="string" calcext:value-type="string">
            <text:p><text:span text:style-name="T8">Sensors</text:span> <text:span text:style-name="T8">O_D </text:span><text:span text:style-name="T5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Turrets+</text:p>
          </table:table-cell>
          <table:table-cell table:number-columns-repeated="2"/>
          <table:table-cell table:style-name="ce118" office:value-type="string" calcext:value-type="string">
            <text:p><text:span text:style-name="T8">Sensors</text:span> <text:span text:style-name="T8">O_D </text:span><text:span text:style-name="T5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Turrets-</text:p>
          </table:table-cell>
          <table:table-cell table:number-columns-repeated="2"/>
          <table:table-cell table:style-name="ce118" office:value-type="string" calcext:value-type="string">
            <text:p><text:span text:style-name="T8">Sensors</text:span> <text:span text:style-name="T8">O_D </text:span><text:span text:style-name="T5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 office:value-type="string" calcext:value-type="string">
            <office:annotation draw:style-name="gr6" draw:text-style-name="P2" svg:width="101.45pt" svg:height="95.27pt" svg:x="120.67pt" svg:y="4867.6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09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Cage (Generic or Missile Seeker)</text:p>
          </table:table-cell>
          <table:table-cell table:number-columns-repeated="2"/>
          <table:table-cell table:style-name="ce118" office:value-type="string" calcext:value-type="string">
            <text:p><text:span text:style-name="T8">Sensors</text:span> <text:span text:style-name="T8">O_U </text:span><text:span text:style-name="T5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c</text:p>
          </table:table-cell>
          <table:table-cell table:style-name="ce134" office:value-type="string" calcext:value-type="string">
            <text:p>Sensors L [O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8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89" table:formula="of:=AND(ISBLANK([.$E190]);NOT(ISBLANK([.$I190])))" office:value-type="boolean" office:boolean-value="false" calcext:value-type="boolean">
            <text:p>FALSE</text:p>
          </table:table-cell>
          <table:table-cell table:style-name="ce198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198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98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98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Sensors – Of Interest</text:p>
          </table:table-cell>
          <table:table-cell table:style-name="ce109" office:value-type="string" calcext:value-type="string">
            <text:p>Aft</text:p>
          </table:table-cell>
          <table:table-cell table:number-columns-repeated="2"/>
          <table:table-cell table:style-name="ce145" office:value-type="string" calcext:value-type="string">
            <text:p>Sensors I_M <text:span text:style-name="T5">L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ALT .</text:p>
          </table:table-cell>
          <table:table-cell table:style-name="ce134" office:value-type="string" calcext:value-type="string">
            <text:p>Sensors L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8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89" table:formula="of:=AND(ISBLANK([.$E192]);NOT(ISBLANK([.$I192])))" office:value-type="boolean" office:boolean-value="false" calcext:value-type="boolean">
            <text:p>FALSE</text:p>
          </table:table-cell>
          <table:table-cell table:style-name="ce198" table:formula="of:=AND(AND(ISBLANK([.$E192]);AND(ISBLANK([.$F192]);AND(ISBLANK([.$G192]);ISBLANK([.$H192]))));NOT(ISBLANK([.$I192])))" office:value-type="boolean" office:boolean-value="false" calcext:value-type="boolean">
            <text:p>FALSE</text:p>
          </table:table-cell>
          <table:table-cell table:style-name="ce198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98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98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X</text:p>
            <text:p>DEPRESS</text:p>
          </table:table-cell>
          <table:table-cell table:style-name="ce117" office:value-type="string" calcext:value-type="string">
            <text:p>DCS – FA18C</text:p>
          </table:table-cell>
          <table:table-cell table:style-name="ce121" office:value-type="string" calcext:value-type="string">
            <text:p>R_ALT ‘</text:p>
          </table:table-cell>
          <table:table-cell table:style-name="ce134" office:value-type="string" calcext:value-type="string">
            <text:p>Sensors L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8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89" table:formula="of:=AND(ISBLANK([.$E193]);NOT(ISBLANK([.$I193])))" office:value-type="boolean" office:boolean-value="false" calcext:value-type="boolean">
            <text:p>FALSE</text:p>
          </table:table-cell>
          <table:table-cell table:style-name="ce198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98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98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98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Forward</text:p>
          </table:table-cell>
          <table:table-cell table:number-columns-repeated="2"/>
          <table:table-cell table:style-name="ce145" office:value-type="string" calcext:value-type="string">
            <text:p>Sensors I_M <text:span text:style-name="T5">R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ALT ;</text:p>
          </table:table-cell>
          <table:table-cell table:style-name="ce134" office:value-type="string" calcext:value-type="string">
            <text:p>Sensors R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8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89" table:formula="of:=AND(ISBLANK([.$E195]);NOT(ISBLANK([.$I195])))" office:value-type="boolean" office:boolean-value="false" calcext:value-type="boolean">
            <text:p>FALSE</text:p>
          </table:table-cell>
          <table:table-cell table:style-name="ce198" table:formula="of:=AND(AND(ISBLANK([.$E195]);AND(ISBLANK([.$F195]);AND(ISBLANK([.$G195]);ISBLANK([.$H195]))));NOT(ISBLANK([.$I195])))" office:value-type="boolean" office:boolean-value="false" calcext:value-type="boolean">
            <text:p>FALSE</text:p>
          </table:table-cell>
          <table:table-cell table:style-name="ce198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98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98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eft</text:p>
          </table:table-cell>
          <table:table-cell table:number-columns-repeated="2"/>
          <table:table-cell table:style-name="ce145" office:value-type="string" calcext:value-type="string">
            <text:p>Sensors I_M <text:span text:style-name="T5">U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ALT ,</text:p>
          </table:table-cell>
          <table:table-cell table:style-name="ce134" office:value-type="string" calcext:value-type="string">
            <text:p>Sensors U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8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89" table:formula="of:=AND(ISBLANK([.$E197]);NOT(ISBLANK([.$I197])))" office:value-type="boolean" office:boolean-value="false" calcext:value-type="boolean">
            <text:p>FALSE</text:p>
          </table:table-cell>
          <table:table-cell table:style-name="ce198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198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98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98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Right</text:p>
          </table:table-cell>
          <table:table-cell table:number-columns-repeated="2"/>
          <table:table-cell table:style-name="ce145" office:value-type="string" calcext:value-type="string">
            <text:p>Sensors I_M <text:span text:style-name="T5">D</text:span></text:p>
          </table:table-cell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7" office:value-type="string" calcext:value-type="string">
            <text:p>DCS – FA18C</text:p>
          </table:table-cell>
          <table:table-cell table:style-name="ce119" office:value-type="string" calcext:value-type="string">
            <text:p>R_ALT /</text:p>
          </table:table-cell>
          <table:table-cell table:style-name="ce134" office:value-type="string" calcext:value-type="string">
            <text:p>Sensors D [I_M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8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89" table:formula="of:=AND(ISBLANK([.$E199]);NOT(ISBLANK([.$I199])))" office:value-type="boolean" office:boolean-value="false" calcext:value-type="boolean">
            <text:p>FALSE</text:p>
          </table:table-cell>
          <table:table-cell table:style-name="ce198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98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98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98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7" office:value-type="string" calcext:value-type="string">
            <text:p>Sensors – Intelligence,</text:p>
            <text:p>Accessory</text:p>
          </table:table-cell>
          <table:table-cell table:style-name="ce115" office:value-type="string" calcext:value-type="string">
            <text:p>Variant Unique</text:p>
          </table:table-cell>
          <table:table-cell table:style-name="ce118" office:value-type="string" calcext:value-type="string">
            <text:p><text:span text:style-name="T8">Sensors</text:span> <text:span text:style-name="T8">I_D</text:span></text:p>
          </table:table-cell>
          <table:table-cell table:number-columns-repeated="2"/>
          <table:table-cell table:style-name="ce147"/>
          <table:table-cell table:number-columns-repeated="6"/>
          <table:table-cell table:style-name="Default"/>
          <table:table-cell table:style-name="ce182"/>
          <table:table-cell table:style-name="ce189"/>
          <table:table-cell table:style-name="ce198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34" office:value-type="string" calcext:value-type="string">
            <text:p>Sensors U [I_D]</text:p>
          </table:table-cell>
          <table:table-cell table:style-name="ce14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8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89" table:formula="of:=AND(ISBLANK([.$E201]);NOT(ISBLANK([.$I201])))" office:value-type="boolean" office:boolean-value="false" calcext:value-type="boolean">
            <text:p>FALSE</text:p>
          </table:table-cell>
          <table:table-cell table:style-name="ce198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98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98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98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MISUSE</text:p>
            <text:p>Sim – Cockpit View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34" office:value-type="string" calcext:value-type="string">
            <text:p>Sensors U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82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89" table:formula="of:=AND(ISBLANK([.$E202]);NOT(ISBLANK([.$I202])))" office:value-type="boolean" office:boolean-value="false" calcext:value-type="boolean">
            <text:p>FALSE</text:p>
          </table:table-cell>
          <table:table-cell table:style-name="ce198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98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98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98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2" draw:text-style-name="P2" svg:width="82.18pt" svg:height="51pt" svg:x="377.21pt" svg:y="5263.0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34" office:value-type="string" calcext:value-type="string">
            <text:p>Sensors U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82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89" table:formula="of:=AND(ISBLANK([.$E203]);NOT(ISBLANK([.$I203])))" office:value-type="boolean" office:boolean-value="false" calcext:value-type="boolean">
            <text:p>FALSE</text:p>
          </table:table-cell>
          <table:table-cell table:style-name="ce198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98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98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98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style-name="ce116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34" office:value-type="string" calcext:value-type="string">
            <text:p>Sensors D [I_D]</text:p>
          </table:table-cell>
          <table:table-cell table:style-name="ce14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4]));OR(NOT(ISBLANK([.$F204]));OR(NOT(ISBLANK([.$G204]));NOT(ISBLANK([.$H204])))))" office:value-type="boolean" office:boolean-value="true" calcext:value-type="boolean">
            <text:p>TRUE</text:p>
          </table:table-cell>
          <table:table-cell table:style-name="ce182" table:formula="of:=OR(OR(OR(IF([.$P204]=1);IF([.$Q204]=1));IF([.$R204]=1));IF([.$S204]=1))" office:value-type="boolean" office:boolean-value="false" calcext:value-type="boolean">
            <text:p>FALSE</text:p>
          </table:table-cell>
          <table:table-cell table:style-name="ce189" table:formula="of:=AND(ISBLANK([.$E204]);NOT(ISBLANK([.$I204])))" office:value-type="boolean" office:boolean-value="false" calcext:value-type="boolean">
            <text:p>FALSE</text:p>
          </table:table-cell>
          <table:table-cell table:style-name="ce198" table:formula="of:=AND(AND(ISBLANK([.$E204]);AND(ISBLANK([.$F204]);AND(ISBLANK([.$G204]);ISBLANK([.$H204]))));NOT(ISBLANK([.$K204])))" office:value-type="boolean" office:boolean-value="false" calcext:value-type="boolean">
            <text:p>FALSE</text:p>
          </table:table-cell>
          <table:table-cell table:style-name="ce198" table:formula="of:=AND(AND(ISBLANK([.$E204]);AND(ISBLANK([.$F204]);AND(ISBLANK([.$G204]);ISBLANK([.$H204]))));NOT(ISBLANK([.$J204])))" office:value-type="boolean" office:boolean-value="false" calcext:value-type="boolean">
            <text:p>FALSE</text:p>
          </table:table-cell>
          <table:table-cell table:style-name="ce198" table:formula="of:=AND(AND(ISBLANK([.$E204]);AND(ISBLANK([.$F204]);AND(ISBLANK([.$G204]);ISBLANK([.$H204]))));NOT(ISBLANK([.$K204])))" office:value-type="boolean" office:boolean-value="false" calcext:value-type="boolean">
            <text:p>FALSE</text:p>
          </table:table-cell>
          <table:table-cell table:style-name="ce198" table:formula="of:=AND(AND(ISBLANK([.$E204]);AND(ISBLANK([.$F204]);AND(ISBLANK([.$G204]);ISBLANK([.$H204]))));NOT(ISBLANK([.$L2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8" draw:text-style-name="P2" svg:width="202.39pt" svg:height="76.28pt" svg:x="377.21pt" svg:y="5315.8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17" office:value-type="string" calcext:value-type="string">
            <text:p>DCS – FA18C</text:p>
          </table:table-cell>
          <table:table-cell table:style-name="ce110" office:value-type="string" calcext:value-type="string">
            <text:p>RESERVED</text:p>
          </table:table-cell>
          <table:table-cell table:style-name="ce134" office:value-type="string" calcext:value-type="string">
            <text:p>Sensors D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5]));OR(NOT(ISBLANK([.$F205]));OR(NOT(ISBLANK([.$G205]));NOT(ISBLANK([.$H205])))))" office:value-type="boolean" office:boolean-value="true" calcext:value-type="boolean">
            <text:p>TRUE</text:p>
          </table:table-cell>
          <table:table-cell table:style-name="ce182" table:formula="of:=OR(OR(OR(IF([.$P205]=1);IF([.$Q205]=1));IF([.$R205]=1));IF([.$S205]=1))" office:value-type="boolean" office:boolean-value="false" calcext:value-type="boolean">
            <text:p>FALSE</text:p>
          </table:table-cell>
          <table:table-cell table:style-name="ce189" table:formula="of:=AND(ISBLANK([.$E205]);NOT(ISBLANK([.$I205])))" office:value-type="boolean" office:boolean-value="false" calcext:value-type="boolean">
            <text:p>FALSE</text:p>
          </table:table-cell>
          <table:table-cell table:style-name="ce198" table:formula="of:=AND(AND(ISBLANK([.$E205]);AND(ISBLANK([.$F205]);AND(ISBLANK([.$G205]);ISBLANK([.$H205]))));NOT(ISBLANK([.$K205])))" office:value-type="boolean" office:boolean-value="false" calcext:value-type="boolean">
            <text:p>FALSE</text:p>
          </table:table-cell>
          <table:table-cell table:style-name="ce198" table:formula="of:=AND(AND(ISBLANK([.$E205]);AND(ISBLANK([.$F205]);AND(ISBLANK([.$G205]);ISBLANK([.$H205]))));NOT(ISBLANK([.$J205])))" office:value-type="boolean" office:boolean-value="false" calcext:value-type="boolean">
            <text:p>FALSE</text:p>
          </table:table-cell>
          <table:table-cell table:style-name="ce198" table:formula="of:=AND(AND(ISBLANK([.$E205]);AND(ISBLANK([.$F205]);AND(ISBLANK([.$G205]);ISBLANK([.$H205]))));NOT(ISBLANK([.$K205])))" office:value-type="boolean" office:boolean-value="false" calcext:value-type="boolean">
            <text:p>FALSE</text:p>
          </table:table-cell>
          <table:table-cell table:style-name="ce198" table:formula="of:=AND(AND(ISBLANK([.$E205]);AND(ISBLANK([.$F205]);AND(ISBLANK([.$G205]);ISBLANK([.$H205]))));NOT(ISBLANK([.$L2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office:annotation draw:style-name="gr9" draw:text-style-name="P2" svg:width="154.63pt" svg:height="128.86pt" svg:x="377.21pt" svg:y="5344.1pt" draw:caption-point-x="-17.29pt" draw:caption-point-y="40.96pt">
              <dc:date>2019-10-31T00:00:00</dc:date>
              <text:p text:style-name="P1"><text:span text:style-name="T1">MISUSE </text:span><text:span text:style-name="T1">WORKAROUND </text:span><text:span text:style-name="T1">particularly </text:span><text:span text:style-name="T1">severe and </text:span><text:span text:style-name="T1">unusual.</text:span></text:p>
              <text:p text:style-name="P1"><text:span text:style-name="T1"/></text:p>
              <text:p text:style-name="P1"><text:span text:style-name="T1">Desktop </text:span><text:span text:style-name="T1">application </text:span><text:span text:style-name="T1">control does not </text:span><text:span text:style-name="T1">require, and is </text:span><text:span text:style-name="T1">inappropriate for, </text:span><text:span text:style-name="T1">HOTAS, or Voice.</text:span></text:p>
              <text:p text:style-name="P1"><text:span text:style-name="T1"/></text:p>
              <text:p text:style-name="P1"><text:span text:style-name="T1">Physical panels, </text:span><text:span text:style-name="T1">MFD, or gesture </text:span><text:span text:style-name="T1">recognition, </text:span><text:span text:style-name="T1">exclusively, </text:span><text:span text:style-name="T1">strongly </text:span><text:span text:style-name="T1">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34" office:value-type="string" calcext:value-type="string">
            <text:p>Sensors L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6]));OR(NOT(ISBLANK([.$F206]));OR(NOT(ISBLANK([.$G206]));NOT(ISBLANK([.$H206])))))" office:value-type="boolean" office:boolean-value="true" calcext:value-type="boolean">
            <text:p>TRUE</text:p>
          </table:table-cell>
          <table:table-cell table:style-name="ce182" table:formula="of:=OR(OR(OR(IF([.$P206]=1);IF([.$Q206]=1));IF([.$R206]=1));IF([.$S206]=1))" office:value-type="boolean" office:boolean-value="false" calcext:value-type="boolean">
            <text:p>FALSE</text:p>
          </table:table-cell>
          <table:table-cell table:style-name="ce189" table:formula="of:=AND(ISBLANK([.$E206]);NOT(ISBLANK([.$I206])))" office:value-type="boolean" office:boolean-value="false" calcext:value-type="boolean">
            <text:p>FALSE</text:p>
          </table:table-cell>
          <table:table-cell table:style-name="ce198" table:formula="of:=AND(AND(ISBLANK([.$E206]);AND(ISBLANK([.$F206]);AND(ISBLANK([.$G206]);ISBLANK([.$H206]))));NOT(ISBLANK([.$I206])))" office:value-type="boolean" office:boolean-value="false" calcext:value-type="boolean">
            <text:p>FALSE</text:p>
          </table:table-cell>
          <table:table-cell table:style-name="ce198" table:formula="of:=AND(AND(ISBLANK([.$E206]);AND(ISBLANK([.$F206]);AND(ISBLANK([.$G206]);ISBLANK([.$H206]))));NOT(ISBLANK([.$J206])))" office:value-type="boolean" office:boolean-value="false" calcext:value-type="boolean">
            <text:p>FALSE</text:p>
          </table:table-cell>
          <table:table-cell table:style-name="ce198" table:formula="of:=AND(AND(ISBLANK([.$E206]);AND(ISBLANK([.$F206]);AND(ISBLANK([.$G206]);ISBLANK([.$H206]))));NOT(ISBLANK([.$K206])))" office:value-type="boolean" office:boolean-value="false" calcext:value-type="boolean">
            <text:p>FALSE</text:p>
          </table:table-cell>
          <table:table-cell table:style-name="ce198" table:formula="of:=AND(AND(ISBLANK([.$E206]);AND(ISBLANK([.$F206]);AND(ISBLANK([.$G206]);ISBLANK([.$H206]))));NOT(ISBLANK([.$L2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MISUSE WORKAROUND</text:span></text:p>
            <text:p>Panel Board Tab Up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34" office:value-type="string" calcext:value-type="string">
            <text:p>Sensors L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7]));OR(NOT(ISBLANK([.$F207]));OR(NOT(ISBLANK([.$G207]));NOT(ISBLANK([.$H207])))))" office:value-type="boolean" office:boolean-value="true" calcext:value-type="boolean">
            <text:p>TRUE</text:p>
          </table:table-cell>
          <table:table-cell table:style-name="ce182" table:formula="of:=OR(OR(OR(IF([.$P207]=1);IF([.$Q207]=1));IF([.$R207]=1));IF([.$S207]=1))" office:value-type="boolean" office:boolean-value="false" calcext:value-type="boolean">
            <text:p>FALSE</text:p>
          </table:table-cell>
          <table:table-cell table:style-name="ce189" table:formula="of:=AND(ISBLANK([.$E207]);NOT(ISBLANK([.$I207])))" office:value-type="boolean" office:boolean-value="false" calcext:value-type="boolean">
            <text:p>FALSE</text:p>
          </table:table-cell>
          <table:table-cell table:style-name="ce198" table:formula="of:=AND(AND(ISBLANK([.$E207]);AND(ISBLANK([.$F207]);AND(ISBLANK([.$G207]);ISBLANK([.$H207]))));NOT(ISBLANK([.$I207])))" office:value-type="boolean" office:boolean-value="false" calcext:value-type="boolean">
            <text:p>FALSE</text:p>
          </table:table-cell>
          <table:table-cell table:style-name="ce198" table:formula="of:=AND(AND(ISBLANK([.$E207]);AND(ISBLANK([.$F207]);AND(ISBLANK([.$G207]);ISBLANK([.$H207]))));NOT(ISBLANK([.$J207])))" office:value-type="boolean" office:boolean-value="false" calcext:value-type="boolean">
            <text:p>FALSE</text:p>
          </table:table-cell>
          <table:table-cell table:style-name="ce198" table:formula="of:=AND(AND(ISBLANK([.$E207]);AND(ISBLANK([.$F207]);AND(ISBLANK([.$G207]);ISBLANK([.$H207]))));NOT(ISBLANK([.$K207])))" office:value-type="boolean" office:boolean-value="false" calcext:value-type="boolean">
            <text:p>FALSE</text:p>
          </table:table-cell>
          <table:table-cell table:style-name="ce198" table:formula="of:=AND(AND(ISBLANK([.$E207]);AND(ISBLANK([.$F207]);AND(ISBLANK([.$G207]);ISBLANK([.$H207]))));NOT(ISBLANK([.$L2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34" office:value-type="string" calcext:value-type="string">
            <text:p>Sensors R [I_D] (sp)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8]));OR(NOT(ISBLANK([.$F208]));OR(NOT(ISBLANK([.$G208]));NOT(ISBLANK([.$H208])))))" office:value-type="boolean" office:boolean-value="true" calcext:value-type="boolean">
            <text:p>TRUE</text:p>
          </table:table-cell>
          <table:table-cell table:style-name="ce182" table:formula="of:=OR(OR(OR(IF([.$P208]=1);IF([.$Q208]=1));IF([.$R208]=1));IF([.$S208]=1))" office:value-type="boolean" office:boolean-value="false" calcext:value-type="boolean">
            <text:p>FALSE</text:p>
          </table:table-cell>
          <table:table-cell table:style-name="ce189" table:formula="of:=AND(ISBLANK([.$E208]);NOT(ISBLANK([.$I208])))" office:value-type="boolean" office:boolean-value="false" calcext:value-type="boolean">
            <text:p>FALSE</text:p>
          </table:table-cell>
          <table:table-cell table:style-name="ce198" table:formula="of:=AND(AND(ISBLANK([.$E208]);AND(ISBLANK([.$F208]);AND(ISBLANK([.$G208]);ISBLANK([.$H208]))));NOT(ISBLANK([.$I208])))" office:value-type="boolean" office:boolean-value="false" calcext:value-type="boolean">
            <text:p>FALSE</text:p>
          </table:table-cell>
          <table:table-cell table:style-name="ce198" table:formula="of:=AND(AND(ISBLANK([.$E208]);AND(ISBLANK([.$F208]);AND(ISBLANK([.$G208]);ISBLANK([.$H208]))));NOT(ISBLANK([.$J208])))" office:value-type="boolean" office:boolean-value="false" calcext:value-type="boolean">
            <text:p>FALSE</text:p>
          </table:table-cell>
          <table:table-cell table:style-name="ce198" table:formula="of:=AND(AND(ISBLANK([.$E208]);AND(ISBLANK([.$F208]);AND(ISBLANK([.$G208]);ISBLANK([.$H208]))));NOT(ISBLANK([.$K208])))" office:value-type="boolean" office:boolean-value="false" calcext:value-type="boolean">
            <text:p>FALSE</text:p>
          </table:table-cell>
          <table:table-cell table:style-name="ce198" table:formula="of:=AND(AND(ISBLANK([.$E208]);AND(ISBLANK([.$F208]);AND(ISBLANK([.$G208]);ISBLANK([.$H208]))));NOT(ISBLANK([.$L2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<text:span text:style-name="T3">MISUSE WORKAROUND</text:span></text:p>
            <text:p>Panel Board Tab Down</text:p>
          </table:table-cell>
          <table:table-cell table:style-name="ce117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34" office:value-type="string" calcext:value-type="string">
            <text:p>Sensors R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74" table:formula="of:=OR(NOT(ISBLANK([.$E209]));OR(NOT(ISBLANK([.$F209]));OR(NOT(ISBLANK([.$G209]));NOT(ISBLANK([.$H209])))))" office:value-type="boolean" office:boolean-value="true" calcext:value-type="boolean">
            <text:p>TRUE</text:p>
          </table:table-cell>
          <table:table-cell table:style-name="ce182" table:formula="of:=OR(OR(OR(IF([.$P209]=1);IF([.$Q209]=1));IF([.$R209]=1));IF([.$S209]=1))" office:value-type="boolean" office:boolean-value="false" calcext:value-type="boolean">
            <text:p>FALSE</text:p>
          </table:table-cell>
          <table:table-cell table:style-name="ce189" table:formula="of:=AND(ISBLANK([.$E209]);NOT(ISBLANK([.$I209])))" office:value-type="boolean" office:boolean-value="false" calcext:value-type="boolean">
            <text:p>FALSE</text:p>
          </table:table-cell>
          <table:table-cell table:style-name="ce198" table:formula="of:=AND(AND(ISBLANK([.$E209]);AND(ISBLANK([.$F209]);AND(ISBLANK([.$G209]);ISBLANK([.$H209]))));NOT(ISBLANK([.$I209])))" office:value-type="boolean" office:boolean-value="false" calcext:value-type="boolean">
            <text:p>FALSE</text:p>
          </table:table-cell>
          <table:table-cell table:style-name="ce198" table:formula="of:=AND(AND(ISBLANK([.$E209]);AND(ISBLANK([.$F209]);AND(ISBLANK([.$G209]);ISBLANK([.$H209]))));NOT(ISBLANK([.$J209])))" office:value-type="boolean" office:boolean-value="false" calcext:value-type="boolean">
            <text:p>FALSE</text:p>
          </table:table-cell>
          <table:table-cell table:style-name="ce198" table:formula="of:=AND(AND(ISBLANK([.$E209]);AND(ISBLANK([.$F209]);AND(ISBLANK([.$G209]);ISBLANK([.$H209]))));NOT(ISBLANK([.$K209])))" office:value-type="boolean" office:boolean-value="false" calcext:value-type="boolean">
            <text:p>FALSE</text:p>
          </table:table-cell>
          <table:table-cell table:style-name="ce198" table:formula="of:=AND(AND(ISBLANK([.$E209]);AND(ISBLANK([.$F209]);AND(ISBLANK([.$G209]);ISBLANK([.$H209]))));NOT(ISBLANK([.$L2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6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9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6:Commands.M117 Commands.M119:Commands.M120 Commands.M50:Commands.M55 Commands.M122:Commands.M123 Commands.M126:Commands.M126 Commands.M129:Commands.M130 Commands.M132:Commands.M134 Commands.D136:Commands.E138 Commands.M136:Commands.M138 Commands.D140:Commands.E141 Commands.M140:Commands.M141 Commands.D145:Commands.E146 Commands.M145:Commands.M146 Commands.E153:Commands.E153 Commands.D153:Commands.D153 Commands.M153:Commands.M153 Commands.D155:Commands.E155 Commands.M155:Commands.M155 Commands.D157:Commands.E158 Commands.M157:Commands.M158 Commands.D160:Commands.E160 Commands.M160:Commands.M160 Commands.D163:Commands.E165 Commands.M163:Commands.M165 Commands.D177:Commands.E177 Commands.M177:Commands.M177 Commands.D179:Commands.E179 Commands.M179:Commands.M179 Commands.D181:Commands.E181 Commands.M181:Commands.M181 Commands.D183:Commands.E183 Commands.M183:Commands.M183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6:Commands.E117 Commands.D119:Commands.E120 Commands.D50:Commands.E55 Commands.D122:Commands.E123 Commands.D125:Commands.E126 Commands.D129:Commands.E130 Commands.D132:Commands.E134 Commands.D57:Commands.E58 Commands.D60:Commands.E61 Commands.D72:Commands.D73 Commands.M72:Commands.M73 Commands.D75:Commands.D76 Commands.M75:Commands.M76 Commands.D80:Commands.E80 Commands.M80:Commands.M80 Commands.D82:Commands.E82 Commands.M82:Commands.M82 Commands.D23:Commands.E24 Commands.M23:Commands.M24 Commands.D26:Commands.E27 Commands.M26:Commands.M27 Commands.D32:Commands.E33 Commands.M32:Commands.M33 Commands.M112:Commands.M114 Commands.D112:Commands.E114 Commands.D29:Commands.E30 Commands.M29:Commands.M30 Commands.M86:Commands.M105 Commands.D86:Commands.E105 Commands.D195:Commands.E195 Commands.M195:Commands.M195 Commands.D197:Commands.E197 Commands.M197:Commands.M197 Commands.D199:Commands.E199 Commands.M199:Commands.M199 Commands.M125:Commands.M125 Commands.D148:Commands.E148 Commands.M148:Commands.M148 Commands.D150:Commands.E150 Commands.M150:Commands.M150 Commands.D143:Commands.E143 Commands.M143:Commands.M143 Commands.M169:Commands.M171 Commands.D173:Commands.E173 Commands.M173:Commands.M175 Commands.D190:Commands.E190 Commands.M190:Commands.M190 Commands.D167:Commands.E167 Commands.M167:Commands.M167 Commands.E201:Commands.E209 Commands.M201:Commands.M209 Commands.D192:Commands.E193 Commands.M192:Commands.M193 Commands.M42:Commands.M48 Commands.D42:Commands.E48 Commands.D107:Commands.E110 Commands.M107:Commands.M110 Commands.E169:Commands.E171 Commands.E174:Commands.E175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4" office:value-type="string" calcext:value-type="string">
            <text:p>Command</text:p>
          </table:table-cell>
          <table:table-cell table:style-name="ce104" office:value-type="string" calcext:value-type="string">
            <text:p>Signaling Keybind</text:p>
          </table:table-cell>
          <table:table-cell table:style-name="ce104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10" office:value-type="string" calcext:value-type="string">
            <text:p>toggle goggles</text:p>
          </table:table-cell>
          <table:table-cell table:style-name="ce63" office:value-type="string" calcext:value-type="string">
            <text:p>R_SHIFT h</text:p>
          </table:table-cell>
          <table:table-cell table:style-name="ce225" office:value-type="string" calcext:value-type="string">
            <text:p>Primary U [O_D] (sp)</text:p>
          </table:table-cell>
          <table:table-cell table:number-columns-repeated="2"/>
          <table:table-cell table:style-name="ce147"/>
          <table:table-cell table:style-name="ce39"/>
          <table:table-cell table:style-name="ce44"/>
          <table:table-cell office:value-type="string" calcext:value-type="string">
            <text:p>+</text:p>
          </table:table-cell>
          <table:table-cell table:number-columns-repeated="2"/>
          <table:table-cell table:style-name="ce131"/>
          <table:table-cell table:style-name="ce74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5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6" table:formula="of:=AND(ISBLANK([.$C2]);NOT(ISBLANK([.$I2])))" office:value-type="boolean" office:boolean-value="false" calcext:value-type="boolean">
            <text:p>FALSE</text:p>
          </table:table-cell>
          <table:table-cell table:style-name="ce77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7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7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7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1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25" office:value-type="string" calcext:value-type="string">
            <text:p>Primary R [O_D]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25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10" office:value-type="string" calcext:value-type="string">
            <text:p>VR Zoom</text:p>
          </table:table-cell>
          <table:table-cell table:style-name="ce215" office:value-type="string" calcext:value-type="string">
            <text:p>R_ALT z</text:p>
          </table:table-cell>
          <table:table-cell table:style-name="ce225" office:value-type="string" calcext:value-type="string">
            <text:p>Primary U [O_D] (lp)</text:p>
          </table:table-cell>
          <table:table-cell table:number-columns-repeated="2"/>
          <table:table-cell table:style-name="ce147"/>
          <table:table-cell table:style-name="ce39"/>
          <table:table-cell table:style-name="ce44"/>
          <table:table-cell office:value-type="string" calcext:value-type="string">
            <text:p>+</text:p>
          </table:table-cell>
          <table:table-cell table:number-columns-repeated="2"/>
          <table:table-cell table:style-name="ce131"/>
          <table:table-cell table:style-name="ce74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5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6" table:formula="of:=AND(ISBLANK([.$C6]);NOT(ISBLANK([.$I6])))" office:value-type="boolean" office:boolean-value="false" calcext:value-type="boolean">
            <text:p>FALSE</text:p>
          </table:table-cell>
          <table:table-cell table:style-name="ce77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7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7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7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10" office:value-type="string" calcext:value-type="string">
            <text:p>VR/AR Align</text:p>
          </table:table-cell>
          <table:table-cell table:style-name="ce215" office:value-type="string" calcext:value-type="string">
            <text:p>L_ALT L_SHIFT v</text:p>
          </table:table-cell>
          <table:table-cell table:style-name="ce225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10"/>
          <table:table-cell table:style-name="ce215"/>
          <table:table-cell table:number-columns-repeated="17"/>
        </table:table-row>
        <table:table-row table:style-name="ro1">
          <table:table-cell table:style-name="ce110" office:value-type="string" calcext:value-type="string">
            <text:p>HMD BRT/CW/Increase (aka. ‘cueing’)</text:p>
          </table:table-cell>
          <table:table-cell table:style-name="ce217" office:value-type="string" calcext:value-type="string">
            <text:p>R_ALT h</text:p>
          </table:table-cell>
          <table:table-cell table:style-name="ce225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Throttle Designator Controller – Depress</text:p>
          </table:table-cell>
          <table:table-cell table:style-name="ce215" office:value-type="string" calcext:value-type="string">
            <office:annotation draw:style-name="gr10" draw:text-style-name="P2" svg:width="110.83pt" svg:height="98.76pt" svg:x="371.34pt" svg:y="85.49pt" draw:caption-point-x="-15.48pt" draw:caption-point-y="42.18pt">
              <dc:date>2019-11-05T00:00:00</dc:date>
              <text:p text:style-name="P1"><text:span text:style-name="T1">Default keybind </text:span><text:span text:style-name="T1">‘Enter’.</text:span></text:p>
              <text:p text:style-name="P1"><text:span text:style-name="T1"/></text:p>
              <text:p text:style-name="P1"><text:span text:style-name="T1">Unacceptable </text:span><text:span text:style-name="T1">conflict with use </text:span><text:span text:style-name="T1">of plain keys for </text:span><text:span text:style-name="T1">UFC.</text:span></text:p>
            </office:annotation>
            <text:p>L_SHIFT Enter</text:p>
          </table:table-cell>
          <table:table-cell table:style-name="ce226" office:value-type="string" calcext:value-type="string">
            <text:p><text:span text:style-name="T17">T16KJG_</text:span><text:span text:style-name="T18">TH-6</text:span><text:span text:style-name="T19"> [O_M]</text:span>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Throttle Designator Controller – X</text:p>
          </table:table-cell>
          <table:table-cell table:style-name="ce66" office:value-type="string" calcext:value-type="string">
            <text:p>T16KTR_<text:span text:style-name="T5">TH-X</text:span></text:p>
          </table:table-cell>
          <table:table-cell table:style-name="ce69" office:value-type="string" calcext:value-type="string">
            <text:p>TH-X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Throttle Designator Controller – Y</text:p>
          </table:table-cell>
          <table:table-cell table:style-name="ce66" office:value-type="string" calcext:value-type="string">
            <text:p>T16KTR_<text:span text:style-name="T5">TH-Y</text:span></text:p>
          </table:table-cell>
          <table:table-cell table:style-name="ce69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1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8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Throttle Lift</text:p>
          </table:table-cell>
          <table:table-cell table:style-name="ce215" office:value-type="string" calcext:value-type="string">
            <office:annotation draw:style-name="gr1" draw:text-style-name="P2" svg:width="82.18pt" svg:height="72.88pt" svg:x="373.15pt" svg:y="224.05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47" office:value-type="string" calcext:value-type="string">
            <text:p><text:span text:style-name="T20">T16KJG_</text:span><text:span text:style-name="T21">TH-1</text:span><text:span text:style-name="T22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25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Autopilot Attitude Hold (Macro)</text:p>
          </table:table-cell>
          <table:table-cell table:style-name="ce217" office:value-type="string" calcext:value-type="string">
            <office:annotation draw:style-name="gr11" draw:text-style-name="P2" svg:width="415.93pt" svg:height="102.16pt" svg:x="373.15pt" svg:y="264.08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25" office:value-type="string" calcext:value-type="string">
            <text:p>T16KJG_<text:span text:style-name="T5">TH-1</text:span><text:span text:style-name="T8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15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15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71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71" office:value-type="string" calcext:value-type="string">
            <text:p>Comm U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71" office:value-type="string" calcext:value-type="string">
            <text:p>Comm R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71" office:value-type="string" calcext:value-type="string">
            <text:p>Comm D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71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15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15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11" office:value-type="string" calcext:value-type="string">
            <text:p>Master ON</text:p>
          </table:table-cell>
          <table:table-cell table:style-name="ce215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>
          <table:table-cell table:style-name="ce211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71" office:value-type="string" calcext:value-type="string">
            <text:p>ST-1 [D_M]</text:p>
          </table:table-cell>
          <table:table-cell table:number-columns-repeated="16"/>
        </table:table-row>
        <table:table-row table:style-name="ro1">
          <table:table-cell table:style-name="ce211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71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15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15" office:value-type="string" calcext:value-type="string">
            <office:annotation draw:style-name="gr2" draw:text-style-name="P2" svg:width="82.18pt" svg:height="51pt" svg:x="373.15pt" svg:y="800.76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1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30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Engine Anti-Ice On</text:p>
          </table:table-cell>
          <table:table-cell table:style-name="ce215" office:value-type="string" calcext:value-type="string">
            <text:p>R_CTL R_SHIFT g</text:p>
          </table:table-cell>
          <table:table-cell table:style-name="ce230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Engine Anti-Ice Off</text:p>
          </table:table-cell>
          <table:table-cell table:style-name="ce217" office:value-type="string" calcext:value-type="string">
            <text:p>R_ALT R_SHIFT g</text:p>
          </table:table-cell>
          <table:table-cell table:style-name="ce230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10" office:value-type="string" calcext:value-type="string">
            <text:p>Mode A/A</text:p>
          </table:table-cell>
          <table:table-cell table:style-name="ce215" office:value-type="string" calcext:value-type="string">
            <office:annotation draw:style-name="gr1" draw:text-style-name="P2" svg:width="82.18pt" svg:height="72.88pt" svg:x="373.15pt" svg:y="910.7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30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Mode A/G</text:p>
          </table:table-cell>
          <table:table-cell table:style-name="ce215" office:value-type="string" calcext:value-type="string">
            <office:annotation draw:style-name="gr1" draw:text-style-name="P2" svg:width="82.18pt" svg:height="72.88pt" svg:x="373.15pt" svg:y="923.61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30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1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30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10" office:value-type="string" calcext:value-type="string">
            <text:p>VR/AR Align</text:p>
          </table:table-cell>
          <table:table-cell table:style-name="ce215" office:value-type="string" calcext:value-type="string">
            <text:p>L_ALT L_SHIFT v</text:p>
          </table:table-cell>
          <table:table-cell table:style-name="ce231" office:value-type="string" calcext:value-type="string">
            <text:p><text:span text:style-name="T23">HOTAS - </text:span><text:span text:style-name="T24">Base O_D – </text:span><text:span text:style-name="T25">U</text:span>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VR/AR Zoom</text:p>
          </table:table-cell>
          <table:table-cell table:style-name="ce215" office:value-type="string" calcext:value-type="string">
            <text:p>R_ALT z</text:p>
          </table:table-cell>
          <table:table-cell table:style-name="ce231" office:value-type="string" calcext:value-type="string">
            <text:p><text:span text:style-name="T23">HOTAS - </text:span><text:span text:style-name="T24">Base O_D – </text:span><text:span text:style-name="T2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office:annotation draw:style-name="gr3" draw:text-style-name="P2" svg:width="124.84pt" svg:height="61.68pt" svg:x="229.35pt" svg:y="1075.52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15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0.37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10" office:value-type="string" calcext:value-type="string">
            <text:p>Waypoint Next</text:p>
          </table:table-cell>
          <table:table-cell table:style-name="ce215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(MDI Button 5)</text:p>
          </table:table-cell>
          <table:table-cell table:style-name="ce215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Option Select Pushbutton 1 (POSN)</text:p>
          </table:table-cell>
          <table:table-cell table:style-name="ce215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Keyboard Pushbutton – ENT</text:p>
          </table:table-cell>
          <table:table-cell table:style-name="ce215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66.36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10" office:value-type="string" calcext:value-type="string">
            <text:p>UFC Keyboard Pushbuttons</text:p>
          </table:table-cell>
          <table:table-cell table:style-name="ce215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Option Select Pushbuttons</text:p>
          </table:table-cell>
          <table:table-cell table:style-name="ce215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Keyboard Pushbutton – ENT</text:p>
          </table:table-cell>
          <table:table-cell table:style-name="ce215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>
            <text:p>UFC Keyboard Pushbutton – CLR</text:p>
          </table:table-cell>
          <table:table-cell table:style-name="ce215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15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15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15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15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15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35.2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15" office:value-type="string" calcext:value-type="string">
            <office:annotation draw:style-name="gr12" draw:text-style-name="P2" svg:width="82.18pt" svg:height="84.08pt" svg:x="373.15pt" svg:y="1747.96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15" office:value-type="string" calcext:value-type="string">
            <office:annotation draw:style-name="gr13" draw:text-style-name="P2" svg:width="426.19pt" svg:height="184.85pt" svg:x="373.15pt" svg:y="1773.55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6" office:value-type="string" calcext:value-type="string">
            <office:annotation draw:style-name="gr3" draw:text-style-name="P2" svg:width="82.18pt" svg:height="61.68pt" svg:x="373.15pt" svg:y="1786.37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6" office:value-type="string" calcext:value-type="string">
            <office:annotation draw:style-name="gr3" draw:text-style-name="P2" svg:width="82.18pt" svg:height="61.68pt" svg:x="373.15pt" svg:y="1799.15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6"/>
          <table:table-cell table:number-columns-repeated="17"/>
        </table:table-row>
        <table:table-row table:style-name="ro1">
          <table:table-cell/>
          <table:table-cell table:style-name="ce106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4" office:value-type="string" calcext:value-type="string">
            <text:p>Command</text:p>
          </table:table-cell>
          <table:table-cell table:style-name="ce104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10" office:value-type="string" calcext:value-type="string">
            <text:p>imaging</text:p>
          </table:table-cell>
          <table:table-cell table:style-name="ce78" office:value-type="string" calcext:value-type="string">
            <text:p>L_ALT v</text:p>
          </table:table-cell>
          <table:table-cell table:style-name="ce79" office:value-type="string" calcext:value-type="string">
            <text:p>Primary U [O_D]</text:p>
          </table:table-cell>
          <table:table-cell table:number-columns-repeated="2"/>
          <table:table-cell table:style-name="ce147"/>
          <table:table-cell table:style-name="ce39"/>
          <table:table-cell table:style-name="ce44"/>
          <table:table-cell office:value-type="string" calcext:value-type="string">
            <text:p>+</text:p>
          </table:table-cell>
          <table:table-cell table:number-columns-repeated="2"/>
          <table:table-cell table:style-name="ce131"/>
          <table:table-cell table:style-name="ce82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3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4" table:formula="of:=AND(ISBLANK([.$C2]);NOT(ISBLANK([.$I2])))" office:value-type="boolean" office:boolean-value="false" calcext:value-type="boolean">
            <text:p>FALSE</text:p>
          </table:table-cell>
          <table:table-cell table:style-name="ce85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5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5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5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10" office:value-type="string" calcext:value-type="string">
            <text:p>hud</text:p>
          </table:table-cell>
          <table:table-cell table:style-name="ce78" office:value-type="string" calcext:value-type="string">
            <text:p>R_ALT v</text:p>
          </table:table-cell>
          <table:table-cell table:style-name="ce79" office:value-type="string" calcext:value-type="string">
            <text:p>Primary D [O_D]</text:p>
          </table:table-cell>
          <table:table-cell table:number-columns-repeated="2"/>
          <table:table-cell table:style-name="ce147"/>
          <table:table-cell table:style-name="ce39"/>
          <table:table-cell table:style-name="ce44"/>
          <table:table-cell office:value-type="string" calcext:value-type="string">
            <text:p>+</text:p>
          </table:table-cell>
          <table:table-cell table:number-columns-repeated="2"/>
          <table:table-cell table:style-name="ce131"/>
          <table:table-cell table:style-name="ce82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3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4" table:formula="of:=AND(ISBLANK([.$C3]);NOT(ISBLANK([.$I3])))" office:value-type="boolean" office:boolean-value="false" calcext:value-type="boolean">
            <text:p>FALSE</text:p>
          </table:table-cell>
          <table:table-cell table:style-name="ce85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5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5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5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79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1.86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79" office:value-type="string" calcext:value-type="string">
            <text:p>Primary U [O_U]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79" office:value-type="string" calcext:value-type="string">
            <text:p>Primary D [O_U]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79" office:value-type="string" calcext:value-type="string">
            <text:p>Primary L [O_U]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79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110" office:value-type="string" calcext:value-type="string">
            <text:p>VR/AR Align</text:p>
          </table:table-cell>
          <table:table-cell table:style-name="ce215" office:value-type="string" calcext:value-type="string">
            <text:p>L_ALT L_SHIFT v</text:p>
          </table:table-cell>
          <table:table-cell table:style-name="ce81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1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26">HOTAS - </text:span><text:span text:style-name="T27">Base O_D - </text:span><text:span text:style-name="T28">U</text:span></text:p>
          </table:table-cell>
          <table:table-cell table:number-columns-repeated="16"/>
        </table:table-row>
        <table:table-row table:style-name="ro1">
          <table:table-cell table:style-name="ce11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26">HOTAS - </text:span><text:span text:style-name="T27">Base O_D – </text:span><text:span text:style-name="T28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10" office:value-type="string" calcext:value-type="string">
            <office:annotation draw:style-name="gr3" draw:text-style-name="P2" svg:width="124.84pt" svg:height="61.68pt" svg:x="214.89pt" svg:y="620.59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Axis</text:p>
          </table:table-cell>
          <table:table-cell/>
        </table:table-row>
        <table:table-row table:style-name="ro1">
          <table:table-cell table:style-name="ce105" office:value-type="string" calcext:value-type="string">
            <text:p>Pitch</text:p>
          </table:table-cell>
          <table:table-cell/>
        </table:table-row>
        <table:table-row table:style-name="ro1">
          <table:table-cell table:style-name="ce105" office:value-type="string" calcext:value-type="string">
            <text:p>Roll</text:p>
          </table:table-cell>
          <table:table-cell/>
        </table:table-row>
        <table:table-row table:style-name="ro1">
          <table:table-cell table:style-name="ce105" office:value-type="string" calcext:value-type="string">
            <text:p>Yaw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rottle</text:p>
          </table:table-cell>
          <table:table-cell office:value-type="string" calcext:value-type="string">
            <text:p>Thrust or Hover.</text:p>
          </table:table-cell>
        </table:table-row>
        <table:table-row table:style-name="ro1">
          <table:table-cell table:style-name="ce105" office:value-type="string" calcext:value-type="string">
            <text:p>Strafe Horizontal</text:p>
          </table:table-cell>
          <table:table-cell office:value-type="string" calcext:value-type="string">
            <text:p>Strafe.</text:p>
          </table:table-cell>
        </table:table-row>
        <table:table-row table:style-name="ro1">
          <table:table-cell table:style-name="ce105" office:value-type="string" calcext:value-type="string">
            <text:p>Strafe Vertical</text:p>
          </table:table-cell>
          <table:table-cell office:value-type="string" calcext:value-type="string">
            <text:p>Hover or Thrust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30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24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24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24"/>
          <table:table-cell/>
        </table:table-row>
        <table:table-row table:style-name="ro1">
          <table:table-cell table:style-name="ce230" office:value-type="string" calcext:value-type="string">
            <text:p>Primary I_M</text:p>
          </table:table-cell>
          <table:table-cell office:value-type="string" calcext:value-type="string">
            <text:p><text:span text:style-name="T10">Variant unique hat</text:span>. A10C Data Management.</text:p>
          </table:table-cell>
        </table:table-row>
        <table:table-row table:style-name="ro1">
          <table:table-cell table:style-name="ce124" office:value-type="string" calcext:value-type="string">
            <text:p>Primary I_U</text:p>
          </table:table-cell>
          <table:table-cell office:value-type="string" calcext:value-type="string">
            <text:p><text:span text:style-name="T10">Variant unique hat</text:span>. A10C Target Management. Typically L_CTL Left/Right/Up/Down .</text:p>
          </table:table-cell>
        </table:table-row>
        <table:table-row table:style-name="ro1">
          <table:table-cell table:style-name="ce124" office:value-type="string" calcext:value-type="string">
            <text:p>Primary I_D</text:p>
          </table:table-cell>
          <table:table-cell office:value-type="string" calcext:value-type="string">
            <text:p><text:span text:style-name="T29">Variant unique buttons</text:span><text:span text:style-name="T30">. RADAR/FLIR FOV. A10C Boat Forward/Aft[/Center]. [A10C China Hat Forward/Aft]. F14B sweep. P51D coolant.</text:span></text:p>
          </table:table-cell>
        </table:table-row>
        <table:table-row table:style-name="ro1" table:number-rows-repeated="2">
          <table:table-cell table:style-name="ce124"/>
          <table:table-cell/>
        </table:table-row>
        <table:table-row table:style-name="ro1">
          <table:table-cell table:style-name="ce124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30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24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24"/>
          <table:table-cell/>
        </table:table-row>
        <table:table-row table:style-name="ro1">
          <table:table-cell table:style-name="ce230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24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10">Variant unique buttons.</text:span><text:span text:style-name="T12"> F5E RADAR Resume. A10C China Hat</text:span></text:p>
          </table:table-cell>
        </table:table-row>
        <table:table-row table:style-name="ro1">
          <table:table-cell table:style-name="ce124" office:value-type="string" calcext:value-type="string">
            <text:p>Sensors I_D</text:p>
          </table:table-cell>
          <table:table-cell office:value-type="string" calcext:value-type="string">
            <text:p><text:span text:style-name="T10">Variant unique buttons. Intelligence. Accessories. Detailed updated reference.</text:span><text:span text:style-name="T12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37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37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7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37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30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24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0">Variant Unique Hat. </text:span><text:span text:style-name="T12">A10C Master Mode. FA18C AA, A/G Mode.</text:span></text:p>
          </table:table-cell>
        </table:table-row>
        <table:table-row table:style-name="ro1">
          <table:table-cell table:style-name="ce124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24"/>
          <table:table-cell/>
        </table:table-row>
        <table:table-row table:style-name="ro1">
          <table:table-cell table:style-name="ce230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24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24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30" office:value-type="string" calcext:value-type="string">
            <office:annotation draw:style-name="gr14" draw:text-style-name="P2" svg:width="118.06pt" svg:height="70.58pt" svg:x="105.39pt" svg:y="635.8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05" office:value-type="string" calcext:value-type="string">
            <text:p>Variant unique buttons.<text:span text:style-name="T12"> FA18C FCS bit.</text:span></text:p>
          </table:table-cell>
        </table:table-row>
        <table:table-row table:style-name="ro1">
          <table:table-cell table:style-name="ce14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45" office:value-type="string" calcext:value-type="string">
            <text:p>Base O_D</text:p>
          </table:table-cell>
          <table:table-cell office:value-type="string" calcext:value-type="string">
            <text:p><text:span text:style-name="T10">Profile specific </text:span><text:span text:style-name="T12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30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4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4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30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4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45" office:value-type="string" calcext:value-type="string">
            <text:p>TH-1 O_D</text:p>
          </table:table-cell>
          <table:table-cell office:value-type="string" calcext:value-type="string">
            <text:p><text:span text:style-name="T10">Variant unique button.</text:span> FA18C Throttle Lift.</text:p>
          </table:table-cell>
        </table:table-row>
        <table:table-row table:style-name="ro1">
          <table:table-cell table:style-name="ce124"/>
          <table:table-cell/>
        </table:table-row>
        <table:table-row table:style-name="ro1">
          <table:table-cell table:style-name="ce230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843.6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4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and Altitude Hold.</text:p>
          </table:table-cell>
        </table:table-row>
        <table:table-row table:style-name="ro1">
          <table:table-cell table:style-name="ce145" office:value-type="string" calcext:value-type="string">
            <text:p>TH-1 I_D</text:p>
          </table:table-cell>
          <table:table-cell table:style-name="ce105" office:value-type="string" calcext:value-type="string">
            <text:p><text:span text:style-name="T31">Variant unique button.</text:span><text:span text:style-name="T32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891.86pt" draw:caption-point-x="-17.29pt" draw:caption-point-y="42.8pt">
              <dc:date>2020-01-30T00:00:00</dc:date>
              <text:p text:style-name="P1"><text:span text:style-name="T1">Preferably </text:span><text:span text:style-name="T1">simulator only or </text:span><text:span text:style-name="T1">part of a context </text:span><text:span text:style-name="T1">sensitive menu </text:span><text:span text:style-name="T1">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904.6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X-3 O_U,M</text:p>
          </table:table-cell>
          <table:table-cell office:value-type="string" calcext:value-type="string">
            <text:p>CMS Flare. Consider Elite Dangerous of FA18C reference implementation. Typically Forward - LAlt+D. Aft - LCtl+D. Left - RALt+D. Right - RCtrl+D.</text:p>
          </table:table-cell>
        </table:table-row>
        <table:table-row table:style-name="ro1">
          <table:table-cell office:value-type="string" calcext:value-type="string">
            <text:p>DX-4 O_U,M</text:p>
          </table:table-cell>
          <table:table-cell office:value-type="string" calcext:value-type="string">
            <text:p><text:span text:style-name="T3">CMS Chaff. Consider Elite Dangerous of FA18C reference implementation.</text:span> Typically Forward - LAlt+D. Aft - LCtl+D. Left - RALt+D. Right - RCtrl+D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5">TH-XY</text:span></text:p>
          </table:table-cell>
          <table:table-cell office:value-type="string" calcext:value-type="string">
            <text:p>Mini stick. Tool, sensor item selection (aka. TDC), directional emitter/sensor (eg. spotlight). MISUSE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1135.0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5" office:value-type="string" calcext:value-type="string">
            <office:annotation draw:style-name="gr12" draw:text-style-name="P2" svg:width="82.18pt" svg:height="84.08pt" svg:x="825.59pt" svg:y="1147.8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5" office:value-type="string" calcext:value-type="string">
            <office:annotation draw:style-name="gr13" draw:text-style-name="P2" svg:width="426.19pt" svg:height="184.85pt" svg:x="825.59pt" svg:y="1173.46pt" draw:caption-point-x="-17.29pt" draw:caption-point-y="42.8pt">
              <dc:date>2019-11-06T00:00:00</dc:date>
              <text:p text:style-name="P1"><text:span text:style-name="T1">Some default </text:span><text:span text:style-name="T1">keybinds may </text:span><text:span text:style-name="T1">interfere with this </text:span><text:span text:style-name="T1">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</text:span><text:span text:style-name="T1">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</text:span><text:span text:style-name="T1">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</text:span><text:span text:style-name="T1">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</text:span><text:span text:style-name="T1">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</text:span><text:span text:style-name="T1">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</text:span><text:span text:style-name="T1">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</text:span><text:span text:style-name="T1">Flight Clock</text:span><text:span text:style-name="T1"><text:tab/></text:span><text:span text:style-name="T1"><text:tab/></text:span><text:span text:style-name="T1"><text:tab/></text:span><text:span text:style-name="T1">”R_ALT </text:span><text:span text:style-name="T1">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6" office:value-type="string" calcext:value-type="string">
            <office:annotation draw:style-name="gr3" draw:text-style-name="P2" svg:width="82.18pt" svg:height="61.68pt" svg:x="825.59pt" svg:y="1186.2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6" office:value-type="string" calcext:value-type="string">
            <office:annotation draw:style-name="gr3" draw:text-style-name="P2" svg:width="82.18pt" svg:height="61.68pt" svg:x="825.59pt" svg:y="1199.06pt" draw:caption-point-x="-17.29pt" draw:caption-point-y="42.8pt">
              <dc:date>2019-11-06T00:00:00</dc:date>
              <text:p text:style-name="P1"><text:span text:style-name="T1">RESERVED – </text:span><text:span text:style-name="T1">L_WIN with at </text:span><text:span text:style-name="T1">least one of any </text:span><text:span text:style-name="T1">specified </text:span><text:span text:style-name="T1">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263.06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275.87pt" draw:caption-point-x="-17.29pt" draw:caption-point-y="42.8pt">
              <dc:date>2019-12-10T00:00:00</dc:date>
              <text:p text:style-name="P1"><text:span text:style-name="T1">Desktop </text:span><text:span text:style-name="T1">switching. </text:span><text:span text:style-name="T1">Shortcuts unable </text:span><text:span text:style-name="T1">to managed </text:span><text:span text:style-name="T1">windows.</text:span></text:p>
              <text:p text:style-name="P1"><text:span text:style-name="T1"/></text:p>
              <text:p text:style-name="P1"><text:span text:style-name="T1">Due to shortcut </text:span><text:span text:style-name="T1">manager </text:span><text:span text:style-name="T1">behavior, </text:span><text:span text:style-name="T1">R_Modifier keys </text:span><text:span text:style-name="T1">are also </text:span><text:span text:style-name="T1">expected to be </text:span><text:span text:style-name="T1">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197.8pt" svg:height="106.47pt" svg:x="525.06pt" svg:y="1234.89pt" draw:caption-point-x="283.24pt" draw:caption-point-y="96.58pt">
              <dc:date>2020-03-14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  <text:p text:style-name="P1"><text:span text:style-name="T1"/></text:p>
              <text:p text:style-name="P1"><text:span text:style-name="T1">OBSOLETE legacy use for kneeboard shortcut mark/jump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301.47pt" draw:caption-point-x="-17.29pt" draw:caption-point-y="42.8pt">
              <dc:date>2019-12-10T00:00:00</dc:date>
              <text:p text:style-name="P1"><text:span text:style-name="T1">Specific desktop </text:span><text:span text:style-name="T1">window </text:span><text:span text:style-name="T1">selection.</text:span></text:p>
              <text:p text:style-name="P1"><text:span text:style-name="T1"/></text:p>
              <text:p text:style-name="P1"><text:span text:style-name="T1">Possible conflicts </text:span><text:span text:style-name="T1">with unimportant </text:span><text:span text:style-name="T1">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327.07pt" draw:caption-point-x="-17.29pt" draw:caption-point-y="42.8pt">
              <dc:date>2020-02-24T00:00:00</dc:date>
              <text:p text:style-name="P1"><text:span text:style-name="T1">Internal use – panel control ONLY. Conflicts NOT expected.</text:span></text:p>
            </office:annotation>
            <text:p>PANEL</text:p>
          </table:table-cell>
          <table:table-cell office:value-type="string" calcext:value-type="string">
            <office:annotation draw:style-name="gr3" draw:text-style-name="P2" svg:width="82.18pt" svg:height="61.68pt" svg:x="825.59pt" svg:y="1327.07pt" draw:caption-point-x="-17.29pt" draw:caption-point-y="42.8pt">
              <dc:date>2020-02-24T00:00:00</dc:date>
              <text:p text:style-name="P1"><text:span text:style-name="T1">Similar </text:span><text:span text:style-name="T1">functionality to </text:span><text:span text:style-name="T1">Alt+Tab – </text:span><text:span text:style-name="T1">previous/next </text:span><text:span text:style-name="T1">window.</text:span></text:p>
            </office:annotation>
            <text:p>L_Alt L_Win Left, L_Alt L_Win Right, L_Alt Tab, L_Alt L_Shift Tab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72.88pt" svg:x="105.39pt" svg:y="1391.07pt" draw:caption-point-x="-17.29pt" draw:caption-point-y="42.8pt">
              <dc:date>2020-02-26T00:00:00</dc:date>
              <text:p text:style-name="P1"><text:span text:style-name="T1">Assume GLOBAL conflicts may exist. Avoid GLOBAL bind if possible.</text:span></text:p>
            </office:annotation>
            <text:p>RECORDER</text:p>
          </table:table-cell>
          <table:table-cell table:style-name="ce221" office:value-type="string" calcext:value-type="string">
            <text:p>F13, L_Shift F13, F14, L_Shift F14</text:p>
          </table:table-cell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403.86pt" draw:caption-point-x="-17.29pt" draw:caption-point-y="42.8pt">
              <dc:date>2020-03-24T00:00:00</dc:date>
              <text:p text:style-name="P1"><text:span text:style-name="T1">Marks event in </text:span><text:span text:style-name="T1">telemetery </text:span><text:span text:style-name="T1">applications, </text:span><text:span text:style-name="T1">NOT recorder, but </text:span><text:span text:style-name="T1">can be correlated </text:span><text:span text:style-name="T1">to recorder.</text:span></text:p>
            </office:annotation>
            <text:p>EVENT</text:p>
          </table:table-cell>
          <table:table-cell table:style-name="ce88" office:value-type="string" calcext:value-type="string">
            <text:p>R_Alt B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455.0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506.27pt" draw:caption-point-x="-17.29pt" draw:caption-point-y="42.8pt">
              <dc:date>2019-12-28T00:00:00</dc:date>
              <text:p text:style-name="P1"><text:span text:style-name="T1">MFD most </text:span><text:span text:style-name="T1">commonly </text:span><text:span text:style-name="T1">interacted with by </text:span><text:span text:style-name="T1">user. NOT </text:span><text:span text:style-name="T1">standby HUD </text:span><text:span text:style-name="T1">repeater or </text:span><text:span text:style-name="T1">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506.27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7" draw:text-style-name="P2" svg:width="82.18pt" svg:height="106.47pt" svg:x="105.39pt" svg:y="1519.06pt" draw:caption-point-x="-17.29pt" draw:caption-point-y="42.8pt">
              <dc:date>2019-12-28T00:00:00</dc:date>
              <text:p text:style-name="P1"><text:span text:style-name="T1">Only if not same </text:span><text:span text:style-name="T1">as User MFD.</text:span></text:p>
              <text:p text:style-name="P1"><text:span text:style-name="T1"/></text:p>
              <text:p text:style-name="P1"><text:span text:style-name="T1">Keybinds must </text:span><text:span text:style-name="T1">be specifically </text:span><text:span text:style-name="T1">directed at </text:span><text:span text:style-name="T1">Kneeboard MFD </text:span><text:span text:style-name="T1">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519.0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544.66pt" draw:caption-point-x="-17.29pt" draw:caption-point-y="42.8pt">
              <dc:date>2019-12-30T00:00:00</dc:date>
              <text:p text:style-name="P1"><text:span text:style-name="T1">May or may not </text:span><text:span text:style-name="T1">require GLOBAL </text:span><text:span text:style-name="T1">reservation. </text:span><text:span text:style-name="T1">Keybinds should </text:span><text:span text:style-name="T1">only be sent to </text:span><text:span text:style-name="T1">development </text:span><text:span text:style-name="T1">workstations if </text:span><text:span text:style-name="T1">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544.6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que</text:p>
          </table:table-cell>
          <table:table-cell table:style-name="ce88" office:value-type="string" calcext:value-type="string">
            <office:annotation draw:style-name="gr6" draw:text-style-name="P2" svg:width="170.08pt" svg:height="95.27pt" svg:x="825.59pt" svg:y="1583.06pt" draw:caption-point-x="-17.29pt" draw:caption-point-y="42.8pt">
              <dc:date>2020-03-22T00:00:00</dc:date>
              <text:p text:style-name="P1"><text:span text:style-name="T1">Emulated </text:span><text:span text:style-name="T1">HOTAS keybinds </text:span><text:span text:style-name="T1">reserved for </text:span><text:span text:style-name="T1">variant unique </text:span><text:span text:style-name="T1">buttons which </text:span><text:span text:style-name="T1">cannot be </text:span><text:span text:style-name="T1">accommodated </text:span><text:span text:style-name="T1">by keyboard </text:span><text:span text:style-name="T1">input. Specifically </text:span><text:span text:style-name="T1">intended to </text:span><text:span text:style-name="T1">accommodate </text:span><text:span text:style-name="T1">DCS </text:span><text:span text:style-name="T1">‘special/joystick’ </text:span><text:span text:style-name="T1">only keybinds, </text:span><text:span text:style-name="T1">usually toggles </text:span><text:span text:style-name="T1">which cannot be </text:span><text:span text:style-name="T1">set to keyboard </text:span><text:span text:style-name="T1">input.</text:span></text:p>
            </office:annotation>
            <text:p>DX09-DX16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711.0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3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83:Conventions.A83">
            <calcext:condition calcext:apply-style-name="Bad" calcext:value="=0" calcext:base-cell-address="Conventions.A83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51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92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51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92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92"/>
          <table:table-cell table:number-columns-repeated="1022"/>
        </table:table-row>
        <table:table-row table:style-name="ro1">
          <table:table-cell table:style-name="ce92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92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51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92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92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92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office:forms form:automatic-focus="false" form:apply-design-mode="false"/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29"/>
        <table:table-column table:style-name="co6" table:default-cell-style-name="ce39"/>
        <table:table-column table:style-name="co7" table:default-cell-style-name="ce39"/>
        <table:table-column table:style-name="co7" table:default-cell-style-name="ce44"/>
        <table:table-column table:style-name="co7" table:number-columns-repeated="3" table:default-cell-style-name="Default"/>
        <table:table-column table:style-name="co7" table:default-cell-style-name="ce131"/>
        <table:table-column table:style-name="co8" table:number-columns-repeated="2" table:default-cell-style-name="ce6"/>
        <table:table-column table:style-name="co8" table:default-cell-style-name="ce131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51" office:value-type="string" calcext:value-type="string" table:number-columns-spanned="7" table:number-rows-spanned="1">
            <text:p>Discrepancy</text:p>
          </table:table-cell>
          <table:covered-table-cell table:style-name="ce51"/>
          <table:covered-table-cell table:style-name="ce1"/>
          <table:covered-table-cell table:style-name="ce194"/>
          <table:covered-table-cell table:number-columns-repeated="3" table:style-name="ce210"/>
          <table:table-cell table:style-name="ce6" table:number-columns-repeated="45"/>
        </table:table-row>
        <table:table-row table:style-name="ro1">
          <table:table-cell table:style-name="ce104" office:value-type="string" calcext:value-type="string">
            <text:p>Category</text:p>
          </table:table-cell>
          <table:table-cell table:style-name="ce104" office:value-type="string" calcext:value-type="string">
            <office:annotation draw:style-name="gr19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</text:span><text:span text:style-name="T1">essential </text:span><text:span text:style-name="T1">commands </text:span><text:span text:style-name="T1">adequately </text:span><text:span text:style-name="T1">reachable </text:span><text:span text:style-name="T1">without dedicated </text:span><text:span text:style-name="T1">buttons, voice </text:span><text:span text:style-name="T1">prompts, etc.</text:span></text:p>
            </office:annotation>
            <text:p>Command</text:p>
          </table:table-cell>
          <table:table-cell table:style-name="ce104" office:value-type="string" calcext:value-type="string">
            <text:p>Variant</text:p>
          </table:table-cell>
          <table:table-cell table:style-name="ce104" office:value-type="string" calcext:value-type="string">
            <text:p>Input Keybind</text:p>
          </table:table-cell>
          <table:table-cell table:style-name="ce133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59" office:value-type="string" calcext:value-type="string">
            <text:p>MFD</text:p>
          </table:table-cell>
          <table:table-cell table:style-name="ce104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59" office:value-type="string" calcext:value-type="string">
            <text:p>MFD</text:p>
          </table:table-cell>
          <table:table-cell table:style-name="ce104" office:value-type="string" calcext:value-type="string">
            <text:p>Present</text:p>
          </table:table-cell>
          <table:table-cell table:style-name="ce104" office:value-type="string" calcext:value-type="string">
            <text:p>Missing</text:p>
          </table:table-cell>
          <table:table-cell table:style-name="ce159" office:value-type="string" calcext:value-type="string">
            <text:p>Degraded</text:p>
          </table:table-cell>
          <table:table-cell table:style-name="ce104" office:value-type="string" calcext:value-type="string">
            <text:p>HOTAS</text:p>
          </table:table-cell>
          <table:table-cell table:style-name="ce104" office:value-type="string" calcext:value-type="string">
            <text:p>Voice</text:p>
          </table:table-cell>
          <table:table-cell table:style-name="ce104" office:value-type="string" calcext:value-type="string">
            <text:p>Panel</text:p>
          </table:table-cell>
          <table:table-cell table:style-name="ce104" office:value-type="string" calcext:value-type="string">
            <text:p>MFD</text:p>
          </table:table-cell>
          <table:table-cell table:style-name="ce104"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5">TH-H2L</text:span> [I_U]</text:p>
            <text:p>T16KJG_<text:span text:style-name="T5">TH-H1L</text:span>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8" table:formula="of:=AND(ISBLANK([.$E3]);NOT(ISBLANK([.$I3])))" office:value-type="boolean" office:boolean-value="false" calcext:value-type="boolean">
            <text:p>FALSE</text:p>
          </table:table-cell>
          <table:table-cell table:style-name="ce99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99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99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99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U</text:span> [I_U]</text:p>
            <text:p>T16KJG_<text:span text:style-name="T5">TH-H1U</text:span>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7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8" table:formula="of:=AND(ISBLANK([.$E4]);NOT(ISBLANK([.$I4])))" office:value-type="boolean" office:boolean-value="false" calcext:value-type="boolean">
            <text:p>FALSE</text:p>
          </table:table-cell>
          <table:table-cell table:style-name="ce99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99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99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99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D</text:span> [I_U]</text:p>
            <text:p>T16KJG_<text:span text:style-name="T5">TH-H1D</text:span> [I_U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7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8" table:formula="of:=AND(ISBLANK([.$E5]);NOT(ISBLANK([.$I5])))" office:value-type="boolean" office:boolean-value="false" calcext:value-type="boolean">
            <text:p>FALSE</text:p>
          </table:table-cell>
          <table:table-cell table:style-name="ce99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99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99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99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97"/>
          <table:table-cell table:style-name="ce98"/>
          <table:table-cell table:style-name="ce99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5">TH-H3L</text:span> [O_D]</text:p>
            <text:p>T16KJG_<text:span text:style-name="T5">TH-14</text:span>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7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8" table:formula="of:=AND(ISBLANK([.$E7]);NOT(ISBLANK([.$I7])))" office:value-type="boolean" office:boolean-value="false" calcext:value-type="boolean">
            <text:p>FALSE</text:p>
          </table:table-cell>
          <table:table-cell table:style-name="ce99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99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99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99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5">TH-H3L</text:span> [I_D]</text:p>
            <text:p>T16KJG_<text:span text:style-name="T5">TH-14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7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8" table:formula="of:=AND(ISBLANK([.$E8]);NOT(ISBLANK([.$I8])))" office:value-type="boolean" office:boolean-value="false" calcext:value-type="boolean">
            <text:p>FALSE</text:p>
          </table:table-cell>
          <table:table-cell table:style-name="ce99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99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99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99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10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97"/>
          <table:table-cell table:style-name="ce98"/>
          <table:table-cell table:style-name="ce99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5">TH-H3U</text:span> [I_D]</text:p>
            <text:p>T16KJG_<text:span text:style-name="T5">TH-11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7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8" table:formula="of:=AND(ISBLANK([.$E11]);NOT(ISBLANK([.$I11])))" office:value-type="boolean" office:boolean-value="false" calcext:value-type="boolean">
            <text:p>FALSE</text:p>
          </table:table-cell>
          <table:table-cell table:style-name="ce99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99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99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99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5">TH-H3R</text:span> [I_D]</text:p>
            <text:p>T16KJG_<text:span text:style-name="T5">TH-12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7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8" table:formula="of:=AND(ISBLANK([.$E12]);NOT(ISBLANK([.$I12])))" office:value-type="boolean" office:boolean-value="false" calcext:value-type="boolean">
            <text:p>FALSE</text:p>
          </table:table-cell>
          <table:table-cell table:style-name="ce99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99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99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99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97"/>
          <table:table-cell table:style-name="ce98"/>
          <table:table-cell table:style-name="ce99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5">TH-H3R</text:span> [O_D]</text:p>
            <text:p>T16KJG_<text:span text:style-name="T5">TH-12</text:span> [O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7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8" table:formula="of:=AND(ISBLANK([.$E14]);NOT(ISBLANK([.$I14])))" office:value-type="boolean" office:boolean-value="false" calcext:value-type="boolean">
            <text:p>FALSE</text:p>
          </table:table-cell>
          <table:table-cell table:style-name="ce99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99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99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99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10"/>
          <table:table-cell table:number-columns-repeated="3"/>
          <table:table-cell table:style-name="ce147"/>
          <table:table-cell table:number-columns-repeated="6"/>
          <table:table-cell table:style-name="Default"/>
          <table:table-cell table:style-name="ce97"/>
          <table:table-cell table:style-name="ce98"/>
          <table:table-cell table:style-name="ce99" table:number-columns-repeated="4"/>
          <table:table-cell table:number-columns-repeated="45"/>
        </table:table-row>
        <table:table-row table:style-name="ro2">
          <table:table-cell/>
          <table:table-cell table:style-name="ce11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5">TH-H3D</text:span> [I_D]</text:p>
            <text:p>T16KJG_<text:span text:style-name="T5">TH-13</text:span> [I_D]</text:p>
          </table:table-cell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7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8" table:formula="of:=AND(ISBLANK([.$E16]);NOT(ISBLANK([.$I16])))" office:value-type="boolean" office:boolean-value="false" calcext:value-type="boolean">
            <text:p>FALSE</text:p>
          </table:table-cell>
          <table:table-cell table:style-name="ce99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99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99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99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4" table:number-rows-repeated="2">
          <table:table-cell table:number-columns-repeated="5"/>
          <table:table-cell table:style-name="ce147"/>
          <table:table-cell table:number-columns-repeated="7"/>
          <table:table-cell table:style-name="ce97"/>
          <table:table-cell table:style-name="ce98"/>
          <table:table-cell table:style-name="ce99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47"/>
          <table:table-cell table:number-columns-repeated="7"/>
          <table:table-cell table:style-name="ce97"/>
          <table:table-cell table:style-name="ce98"/>
          <table:table-cell table:style-name="ce99" table:number-columns-repeated="4"/>
          <table:table-cell table:number-columns-repeated="45"/>
        </table:table-row>
        <table:table-row table:style-name="ro4">
          <table:table-cell table:number-columns-repeated="5"/>
          <table:table-cell table:style-name="ce147"/>
          <table:table-cell table:number-columns-repeated="7"/>
          <table:table-cell table:style-name="ce97"/>
          <table:table-cell table:style-name="ce98"/>
          <table:table-cell table:style-name="ce99" table:number-columns-repeated="4"/>
          <table:table-cell table:number-columns-repeated="45"/>
        </table:table-row>
        <table:table-row table:style-name="ro2">
          <table:table-cell table:style-name="ce107"/>
          <table:table-cell table:style-name="ce109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5" office:value-type="string" calcext:value-type="string">
            <text:p>T16KTR_TH<text:span text:style-name="T5">-H3R</text:span> [I_M]</text:p>
          </table:table-cell>
          <table:table-cell table:style-name="ce147"/>
          <table:table-cell table:number-columns-repeated="6"/>
          <table:table-cell table:style-name="Default"/>
          <table:table-cell table:style-name="ce97"/>
          <table:table-cell table:style-name="ce98"/>
          <table:table-cell table:style-name="ce99" table:number-columns-repeated="4"/>
          <table:table-cell table:number-columns-repeated="45"/>
        </table:table-row>
        <table:table-row table:style-name="ro2">
          <table:table-cell/>
          <table:table-cell table:style-name="ce11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94"/>
          <table:table-cell/>
          <table:table-cell table:style-name="ce14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6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7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8" table:formula="of:=AND(ISBLANK([.$E30]);NOT(ISBLANK([.$I30])))" office:value-type="boolean" office:boolean-value="true" calcext:value-type="boolean">
            <text:p>TRUE</text:p>
          </table:table-cell>
          <table:table-cell table:style-name="ce99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99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99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99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4:56:28.691326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0-04-05T15:50:17.955172291</dc:date>
    <meta:editing-duration>P11DT18H44M42S</meta:editing-duration>
    <meta:editing-cycles>952</meta:editing-cycles>
    <meta:document-statistic meta:table-count="6" meta:cell-count="2277" meta:object-count="0"/>
  </office:meta>
</office:document-meta>
</file>